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2" svg:font-family="TheSansMonoConNormal" style:font-family-generic="swiss" style:font-pitch="fixed"/>
    <style:font-face style:name="Lucida Grande" svg:font-family="'Lucida Grande'" style:font-pitch="variable"/>
    <style:font-face style:name="TheSansMonoCondensed-SemiLightI" svg:font-family="TheSansMonoCondensed-SemiLightI, 'MS Mincho'" style:font-pitch="variable"/>
    <style:font-face style:name="Utopia1" svg:font-family="Utopia"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heSansMonoConNormal3"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Chapter_20_Number">
      <style:text-properties style:font-name="Wingdings" style:font-name-complex="Wingdings"/>
    </style:style>
    <style:style style:name="P3" style:family="paragraph" style:parent-style-name="Standard">
      <style:text-properties style:font-name="Wingdings" fo:font-size="14pt" style:font-size-asian="14pt" style:font-name-complex="Wingdings" style:font-size-complex="14pt"/>
    </style:style>
    <style:style style:name="P4" style:family="paragraph" style:parent-style-name="Footer">
      <style:paragraph-properties fo:text-align="end" style:justify-single-word="false"/>
    </style:style>
    <style:style style:name="P5" style:family="paragraph" style:parent-style-name="Footer_20_Text">
      <style:paragraph-properties fo:margin-top="0.25in" fo:margin-bottom="0.1665in" loext:contextual-spacing="false" fo:text-align="end" style:justify-single-word="false"/>
    </style:style>
    <style:style style:name="P6" style:family="paragraph" style:parent-style-name="Body_20_Text_20_First">
      <style:paragraph-properties>
        <style:tab-stops>
          <style:tab-stop style:position="0.4984in"/>
        </style:tab-stops>
      </style:paragraph-properties>
    </style:style>
    <style:style style:name="P7" style:family="paragraph" style:parent-style-name="Chapter_20_Title" style:master-page-name="Standard">
      <style:paragraph-properties style:page-number="auto">
        <style:tab-stops>
          <style:tab-stop style:position="0.8126in"/>
        </style:tab-stops>
      </style:paragraph-properties>
    </style:style>
    <style:style style:name="P8" style:family="paragraph" style:parent-style-name="Body_20_Text_20_Cont">
      <style:text-properties officeooo:paragraph-rsid="0014abef"/>
    </style:style>
    <style:style style:name="P9" style:family="paragraph" style:parent-style-name="Body_20_Text_20_Cont">
      <style:text-properties officeooo:paragraph-rsid="0015aea8"/>
    </style:style>
    <style:style style:name="P10" style:family="paragraph" style:parent-style-name="Body_20_Text_20_Cont">
      <style:text-properties officeooo:rsid="0016da77" officeooo:paragraph-rsid="00177076"/>
    </style:style>
    <style:style style:name="P11" style:family="paragraph" style:parent-style-name="Body_20_Text_20_Cont">
      <style:text-properties officeooo:paragraph-rsid="0016da77"/>
    </style:style>
    <style:style style:name="P12" style:family="paragraph" style:parent-style-name="Body_20_Text_20_Cont">
      <style:text-properties officeooo:paragraph-rsid="001725af"/>
    </style:style>
    <style:style style:name="P13" style:family="paragraph" style:parent-style-name="Body_20_Text_20_Cont">
      <style:text-properties officeooo:paragraph-rsid="001b3aee"/>
    </style:style>
    <style:style style:name="P14" style:family="paragraph" style:parent-style-name="Body_20_Text_20_Cont">
      <style:text-properties officeooo:rsid="001f9d1b" officeooo:paragraph-rsid="001f9d1b"/>
    </style:style>
    <style:style style:name="P15" style:family="paragraph" style:parent-style-name="Body_20_Text_20_Cont">
      <style:text-properties officeooo:paragraph-rsid="00244d9a"/>
    </style:style>
    <style:style style:name="P16" style:family="paragraph" style:parent-style-name="Body_20_Text_20_First">
      <style:paragraph-properties>
        <style:tab-stops>
          <style:tab-stop style:position="0.4984in"/>
        </style:tab-stops>
      </style:paragraph-properties>
      <style:text-properties officeooo:paragraph-rsid="001452ad"/>
    </style:style>
    <style:style style:name="P17" style:family="paragraph" style:parent-style-name="Body_20_Text_20_First">
      <style:text-properties officeooo:paragraph-rsid="0014abef"/>
    </style:style>
    <style:style style:name="P18" style:family="paragraph" style:parent-style-name="Body_20_Text_20_First">
      <style:text-properties officeooo:paragraph-rsid="001951ba"/>
    </style:style>
    <style:style style:name="P19" style:family="paragraph" style:parent-style-name="Body_20_Text_20_First">
      <style:text-properties officeooo:paragraph-rsid="001c1108"/>
    </style:style>
    <style:style style:name="P20" style:family="paragraph" style:parent-style-name="Body_20_Text_20_First">
      <style:text-properties officeooo:paragraph-rsid="001c8ca1"/>
    </style:style>
    <style:style style:name="P21" style:family="paragraph" style:parent-style-name="Body_20_Text_20_First">
      <style:text-properties officeooo:paragraph-rsid="002262aa"/>
    </style:style>
    <style:style style:name="P22" style:family="paragraph" style:parent-style-name="Code">
      <style:text-properties officeooo:paragraph-rsid="001725af"/>
    </style:style>
    <style:style style:name="P23" style:family="paragraph" style:parent-style-name="Code">
      <style:text-properties style:font-name="TheSansMonoConNormal2" fo:font-style="normal" officeooo:rsid="00177076" officeooo:paragraph-rsid="00177076" style:font-style-asian="normal" style:font-style-complex="normal"/>
    </style:style>
    <style:style style:name="P24" style:family="paragraph" style:parent-style-name="Code">
      <style:text-properties style:font-name="TheSansMonoConNormal2" fo:font-style="normal" officeooo:rsid="00177076" officeooo:paragraph-rsid="00296aa6" style:font-style-asian="normal" style:font-style-complex="normal"/>
    </style:style>
    <style:style style:name="P25" style:family="paragraph" style:parent-style-name="Code">
      <style:text-properties officeooo:paragraph-rsid="00177076"/>
    </style:style>
    <style:style style:name="P26" style:family="paragraph" style:parent-style-name="Code">
      <style:text-properties officeooo:rsid="001b3aee" officeooo:paragraph-rsid="001b3aee"/>
    </style:style>
    <style:style style:name="P27" style:family="paragraph" style:parent-style-name="Code">
      <style:text-properties officeooo:paragraph-rsid="001b3aee"/>
    </style:style>
    <style:style style:name="P28" style:family="paragraph" style:parent-style-name="Code">
      <style:text-properties officeooo:paragraph-rsid="001c1108"/>
    </style:style>
    <style:style style:name="P29" style:family="paragraph" style:parent-style-name="Code">
      <style:text-properties officeooo:paragraph-rsid="001c8ca1"/>
    </style:style>
    <style:style style:name="P30" style:family="paragraph" style:parent-style-name="Code">
      <style:text-properties officeooo:rsid="001e4980" officeooo:paragraph-rsid="001e4980"/>
    </style:style>
    <style:style style:name="P31" style:family="paragraph" style:parent-style-name="Code">
      <style:text-properties officeooo:paragraph-rsid="001e4980"/>
    </style:style>
    <style:style style:name="P32" style:family="paragraph" style:parent-style-name="Code">
      <style:text-properties officeooo:paragraph-rsid="002262aa"/>
    </style:style>
    <style:style style:name="P33" style:family="paragraph" style:parent-style-name="Code">
      <style:text-properties officeooo:paragraph-rsid="0025d3b0"/>
    </style:style>
    <style:style style:name="P34" style:family="paragraph" style:parent-style-name="Code">
      <style:text-properties officeooo:paragraph-rsid="00264cae"/>
    </style:style>
    <style:style style:name="P35" style:family="paragraph" style:parent-style-name="Code">
      <style:text-properties officeooo:paragraph-rsid="00282d5d"/>
    </style:style>
    <style:style style:name="P36" style:family="paragraph" style:parent-style-name="Code">
      <style:text-properties officeooo:rsid="002aaec6" officeooo:paragraph-rsid="002aaec6"/>
    </style:style>
    <style:style style:name="P37" style:family="paragraph" style:parent-style-name="Code">
      <style:text-properties officeooo:paragraph-rsid="0033b4ef"/>
    </style:style>
    <style:style style:name="P38" style:family="paragraph" style:parent-style-name="Code_20_Caption">
      <style:text-properties officeooo:paragraph-rsid="001b3aee"/>
    </style:style>
    <style:style style:name="P39" style:family="paragraph" style:parent-style-name="Code_20_Caption">
      <style:text-properties officeooo:paragraph-rsid="001c8ca1"/>
    </style:style>
    <style:style style:name="P40" style:family="paragraph" style:parent-style-name="Heading_20_1">
      <style:text-properties style:use-window-font-color="true" style:font-name="HelveticaNeue Condensed" fo:font-size="20pt" fo:language="en" fo:country="GB" fo:font-weight="bold" officeooo:rsid="001951ba" officeooo:paragraph-rsid="001951ba" style:font-name-asian="Calibri" style:font-size-asian="20pt" style:font-weight-asian="bold" style:font-name-complex="HelveticaNeue Condensed" style:font-size-complex="18pt" style:language-complex="ar" style:country-complex="SA"/>
    </style:style>
    <style:style style:name="P41" style:family="paragraph" style:parent-style-name="Heading_20_1">
      <style:text-properties officeooo:rsid="001c8ca1" officeooo:paragraph-rsid="001c8ca1"/>
    </style:style>
    <style:style style:name="P42" style:family="paragraph">
      <loext:graphic-properties draw:fill="none" draw:fill-color="#ffffff"/>
      <style:paragraph-properties style:writing-mode="lr-tb"/>
    </style:style>
    <style:style style:name="T1" style:family="text">
      <style:text-properties fo:color="#bfbfbf" fo:font-size="8pt" style:font-size-asian="8pt" style:font-size-complex="8pt"/>
    </style:style>
    <style:style style:name="T2" style:family="text">
      <style:text-properties officeooo:rsid="000ff7a8"/>
    </style:style>
    <style:style style:name="T3" style:family="text">
      <style:text-properties fo:font-size="8pt" style:font-size-asian="8pt" style:font-size-complex="8pt"/>
    </style:style>
    <style:style style:name="T4" style:family="text">
      <style:text-properties fo:font-weight="bold" style:font-weight-asian="bold"/>
    </style:style>
    <style:style style:name="T5" style:family="text">
      <style:text-properties fo:font-weight="bold" officeooo:rsid="000ff7a8" style:font-weight-asian="bold"/>
    </style:style>
    <style:style style:name="T6" style:family="text">
      <style:text-properties fo:font-weight="bold" officeooo:rsid="001c8ca1" style:font-weight-asian="bold"/>
    </style:style>
    <style:style style:name="T7" style:family="text">
      <style:text-properties fo:font-weight="bold" officeooo:rsid="00244d9a" style:font-weight-asian="bold"/>
    </style:style>
    <style:style style:name="T8" style:family="text">
      <style:text-properties style:font-name-asian="TheSansMonoConNormal3"/>
    </style:style>
    <style:style style:name="T9" style:family="text">
      <style:text-properties officeooo:rsid="00384444" style:font-name-asian="TheSansMonoConNormal3"/>
    </style:style>
    <style:style style:name="T10" style:family="text">
      <style:text-properties fo:color="#000000" style:font-name="TheSansMonoCondensed-SemiLightI" fo:language="none" fo:country="none" style:letter-kerning="false" fo:background-color="transparent" loext:char-shading-value="0" style:font-name-complex="TheSansMonoCondensed-SemiLightI" style:font-size-complex="10pt"/>
    </style:style>
    <style:style style:name="T11" style:family="text">
      <style:text-properties fo:font-style="italic" style:font-style-asian="italic"/>
    </style:style>
    <style:style style:name="T12"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3" style:family="text">
      <style:text-properties style:use-window-font-color="true" style:font-name="Utopia" fo:font-size="11pt" fo:language="en" fo:country="GB" officeooo:rsid="001452ad" style:font-name-asian="Calibri" style:font-size-asian="11pt" style:font-name-complex="Utopia" style:font-size-complex="11pt" style:language-complex="ar" style:country-complex="SA"/>
    </style:style>
    <style:style style:name="T14" style:family="text">
      <style:text-properties style:use-window-font-color="true" style:font-name="Utopia" fo:font-size="11pt" fo:language="en" fo:country="GB" officeooo:rsid="0014abef" style:font-name-asian="Calibri" style:font-size-asian="11pt" style:font-name-complex="Utopia" style:font-size-complex="11pt" style:language-complex="ar" style:country-complex="SA"/>
    </style:style>
    <style:style style:name="T15" style:family="text">
      <style:text-properties style:use-window-font-color="true" style:font-name="Utopia" fo:font-size="11pt" fo:language="en" fo:country="GB" officeooo:rsid="0015aea8" style:font-name-asian="Calibri" style:font-size-asian="11pt" style:font-name-complex="Utopia" style:font-size-complex="11pt" style:language-complex="ar" style:country-complex="SA"/>
    </style:style>
    <style:style style:name="T16" style:family="text">
      <style:text-properties style:use-window-font-color="true" style:font-name="Utopia" fo:font-size="11pt" fo:language="en" fo:country="GB" officeooo:rsid="0016da77" style:font-name-asian="Calibri" style:font-size-asian="11pt" style:font-name-complex="Utopia" style:font-size-complex="11pt" style:language-complex="ar" style:country-complex="SA"/>
    </style:style>
    <style:style style:name="T17" style:family="text">
      <style:text-properties style:use-window-font-color="true" style:font-name="Utopia" fo:font-size="11pt" fo:language="en" fo:country="GB" officeooo:rsid="001725af" style:font-name-asian="Calibri" style:font-size-asian="11pt" style:font-name-complex="Utopia" style:font-size-complex="11pt" style:language-complex="ar" style:country-complex="SA"/>
    </style:style>
    <style:style style:name="T18" style:family="text">
      <style:text-properties style:use-window-font-color="true" style:font-name="Utopia" fo:font-size="11pt" fo:language="en" fo:country="GB" officeooo:rsid="00177076" style:font-name-asian="Calibri" style:font-size-asian="11pt" style:font-name-complex="Utopia" style:font-size-complex="11pt" style:language-complex="ar" style:country-complex="SA"/>
    </style:style>
    <style:style style:name="T19" style:family="text">
      <style:text-properties style:use-window-font-color="true" style:font-name="Utopia" fo:font-size="11pt" fo:language="en" fo:country="GB" officeooo:rsid="001951ba" style:font-name-asian="Calibri" style:font-size-asian="11pt" style:font-name-complex="Utopia" style:font-size-complex="11pt" style:language-complex="ar" style:country-complex="SA"/>
    </style:style>
    <style:style style:name="T20" style:family="text">
      <style:text-properties style:use-window-font-color="true" style:font-name="Utopia" fo:font-size="11pt" fo:language="en" fo:country="GB" officeooo:rsid="001b3aee"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en" fo:country="GB" officeooo:rsid="001c1108" style:font-name-asian="Calibri" style:font-size-asian="11pt" style:font-name-complex="Utopia" style:font-size-complex="11pt" style:language-complex="ar" style:country-complex="SA"/>
    </style:style>
    <style:style style:name="T22" style:family="text">
      <style:text-properties style:use-window-font-color="true" style:font-name="Utopia" fo:font-size="11pt" fo:language="en" fo:country="GB" officeooo:rsid="001c8ca1" style:font-name-asian="Calibri" style:font-size-asian="11pt" style:font-name-complex="Utopia" style:font-size-complex="11pt" style:language-complex="ar" style:country-complex="SA"/>
    </style:style>
    <style:style style:name="T23" style:family="text">
      <style:text-properties style:use-window-font-color="true" style:font-name="Utopia" fo:font-size="11pt" fo:language="en" fo:country="GB" officeooo:rsid="001e4980" style:font-name-asian="Calibri" style:font-size-asian="11pt" style:font-name-complex="Utopia" style:font-size-complex="11pt" style:language-complex="ar" style:country-complex="SA"/>
    </style:style>
    <style:style style:name="T24" style:family="text">
      <style:text-properties style:use-window-font-color="true" style:font-name="Utopia" fo:font-size="11pt" fo:language="en" fo:country="GB" officeooo:rsid="002262aa" style:font-name-asian="Calibri" style:font-size-asian="11pt" style:font-name-complex="Utopia" style:font-size-complex="11pt" style:language-complex="ar" style:country-complex="SA"/>
    </style:style>
    <style:style style:name="T25" style:family="text">
      <style:text-properties style:use-window-font-color="true" style:font-name="Utopia" fo:font-size="11pt" fo:language="en" fo:country="GB" officeooo:rsid="00244d9a" style:font-name-asian="Calibri" style:font-size-asian="11pt" style:font-name-complex="Utopia" style:font-size-complex="11pt" style:language-complex="ar" style:country-complex="SA"/>
    </style:style>
    <style:style style:name="T26" style:family="text">
      <style:text-properties style:use-window-font-color="true" style:font-name="Utopia" fo:font-size="11pt" fo:language="en" fo:country="GB" fo:font-weight="bold" style:font-name-asian="Calibri" style:font-size-asian="11pt" style:font-weight-asian="bold" style:font-name-complex="Utopia" style:font-size-complex="11pt" style:language-complex="ar" style:country-complex="SA" style:font-weight-complex="bold"/>
    </style:style>
    <style:style style:name="T27" style:family="text">
      <style:text-properties style:use-window-font-color="true" style:font-name="Utopia" fo:font-size="11pt" fo:language="en" fo:country="GB" fo:font-weight="bold" officeooo:rsid="0016da77" style:font-name-asian="Calibri" style:font-size-asian="11pt" style:font-weight-asian="bold" style:font-name-complex="Utopia" style:font-size-complex="11pt" style:language-complex="ar" style:country-complex="SA" style:font-weight-complex="bold"/>
    </style:style>
    <style:style style:name="T28" style:family="text">
      <style:text-properties style:use-window-font-color="true" style:font-name="Utopia" fo:font-size="11pt" fo:language="en" fo:country="GB" fo:font-weight="bold" officeooo:rsid="00177076" style:font-name-asian="Calibri" style:font-size-asian="11pt" style:font-weight-asian="bold" style:font-name-complex="Utopia" style:font-size-complex="11pt" style:language-complex="ar" style:country-complex="SA" style:font-weight-complex="bold"/>
    </style:style>
    <style:style style:name="T29" style:family="text">
      <style:text-properties style:use-window-font-color="true" style:font-name="Utopia" fo:font-size="11pt" fo:language="en" fo:country="GB" fo:font-weight="bold" officeooo:rsid="001c1108" style:font-name-asian="Calibri" style:font-size-asian="11pt" style:font-weight-asian="bold" style:font-name-complex="Utopia" style:font-size-complex="11pt" style:language-complex="ar" style:country-complex="SA" style:font-weight-complex="bold"/>
    </style:style>
    <style:style style:name="T30" style:family="text">
      <style:text-properties style:use-window-font-color="true" style:font-name="Utopia" fo:font-size="11pt" fo:language="en" fo:country="GB" fo:font-weight="normal" style:font-name-asian="Calibri" style:font-size-asian="11pt" style:font-weight-asian="normal" style:font-name-complex="Utopia" style:font-size-complex="11pt" style:language-complex="ar" style:country-complex="SA" style:font-weight-complex="normal"/>
    </style:style>
    <style:style style:name="T31" style:family="text">
      <style:text-properties style:use-window-font-color="true" style:font-name="Utopia" fo:font-size="11pt" fo:language="en" fo:country="GB" fo:font-weight="normal" officeooo:rsid="0016da77" style:font-name-asian="Calibri" style:font-size-asian="11pt" style:font-weight-asian="normal" style:font-name-complex="Utopia" style:font-size-complex="11pt" style:language-complex="ar" style:country-complex="SA" style:font-weight-complex="normal"/>
    </style:style>
    <style:style style:name="T32" style:family="text">
      <style:text-properties style:use-window-font-color="true" style:font-name="Utopia" fo:font-size="11pt" fo:language="en" fo:country="GB" fo:font-weight="normal" officeooo:rsid="00177076" style:font-name-asian="Calibri" style:font-size-asian="11pt" style:font-weight-asian="normal" style:font-name-complex="Utopia" style:font-size-complex="11pt" style:language-complex="ar" style:country-complex="SA" style:font-weight-complex="normal"/>
    </style:style>
    <style:style style:name="T33" style:family="text">
      <style:text-properties style:use-window-font-color="true" style:font-name="Utopia" fo:font-size="11pt" fo:language="en" fo:country="GB" fo:font-style="italic" fo:font-weight="normal" officeooo:rsid="00177076" style:font-name-asian="Calibri" style:font-size-asian="11pt" style:language-asian="none" style:country-asian="none" style:font-style-asian="italic" style:font-weight-asian="normal" style:font-name-complex="Utopia" style:font-size-complex="11pt" style:language-complex="ar" style:country-complex="SA" style:font-weight-complex="normal"/>
    </style:style>
    <style:style style:name="T34" style:family="text">
      <style:text-properties style:use-window-font-color="true" style:font-name="Arial Narrow" fo:font-size="40pt" fo:language="en" fo:country="US" fo:font-weight="bold" officeooo:rsid="001452ad" style:font-name-asian="Times New Roman" style:font-size-asian="40pt" style:font-weight-asian="bold" style:font-name-complex="Arial Narrow" style:font-size-complex="24pt" style:language-complex="ar" style:country-complex="SA"/>
    </style:style>
    <style:style style:name="T35" style:family="text">
      <style:text-properties style:use-window-font-color="true" style:font-name="HelveticaNeue Condensed" fo:font-size="20pt" fo:language="en" fo:country="GB" fo:font-weight="bold" officeooo:rsid="0014abef" style:font-name-asian="Calibri" style:font-size-asian="20pt" style:font-weight-asian="bold" style:font-name-complex="HelveticaNeue Condensed" style:font-size-complex="18pt" style:language-complex="ar" style:country-complex="SA"/>
    </style:style>
    <style:style style:name="T36" style:family="text">
      <style:text-properties style:use-window-font-color="true" style:font-name="TheSansMonoConNormal1" fo:font-size="11pt" fo:language="none" fo:country="none" officeooo:rsid="001725af" style:font-name-asian="Calibri" style:font-size-asian="11pt" style:language-asian="none" style:country-asian="none" style:font-name-complex="TheSansMonoConNormal1" style:font-size-complex="11pt" style:language-complex="ar" style:country-complex="SA"/>
    </style:style>
    <style:style style:name="T37" style:family="text">
      <style:text-properties style:use-window-font-color="true" style:font-name="TheSansMonoConNormal1" fo:font-size="11pt" fo:language="none" fo:country="none" officeooo:rsid="001c1108" style:font-name-asian="Calibri" style:font-size-asian="11pt" style:language-asian="none" style:country-asian="none" style:font-name-complex="TheSansMonoConNormal1" style:font-size-complex="11pt" style:language-complex="ar" style:country-complex="SA"/>
    </style:style>
    <style:style style:name="T38" style:family="text">
      <style:text-properties style:use-window-font-color="true" style:font-name="TheSansMonoConNormal1" fo:font-size="11pt" fo:language="none" fo:country="none" officeooo:rsid="001e4980" style:font-name-asian="Calibri" style:font-size-asian="11pt" style:language-asian="none" style:country-asian="none" style:font-name-complex="TheSansMonoConNormal1" style:font-size-complex="11pt" style:language-complex="ar" style:country-complex="SA"/>
    </style:style>
    <style:style style:name="T39" style:family="text">
      <style:text-properties style:use-window-font-color="true" style:font-name="TheSansMonoConNormal1" fo:font-size="11pt" fo:language="none" fo:country="none" officeooo:rsid="001f9d1b" style:font-name-asian="Calibri" style:font-size-asian="11pt" style:language-asian="none" style:country-asian="none" style:font-name-complex="TheSansMonoConNormal1" style:font-size-complex="11pt" style:language-complex="ar" style:country-complex="SA"/>
    </style:style>
    <style:style style:name="T40" style:family="text">
      <style:text-properties style:use-window-font-color="true" style:font-name="TheSansMonoConNormal1" fo:font-size="11pt" fo:language="none" fo:country="none" officeooo:rsid="00217992" style:font-name-asian="Calibri" style:font-size-asian="11pt" style:language-asian="none" style:country-asian="none" style:font-name-complex="TheSansMonoConNormal1" style:font-size-complex="11pt" style:language-complex="ar" style:country-complex="SA"/>
    </style:style>
    <style:style style:name="T41" style:family="text">
      <style:text-properties style:use-window-font-color="true" style:font-name="TheSansMonoConNormal1" fo:font-size="11pt" fo:language="none" fo:country="none" officeooo:rsid="002262aa" style:font-name-asian="Calibri" style:font-size-asian="11pt" style:language-asian="none" style:country-asian="none" style:font-name-complex="TheSansMonoConNormal1" style:font-size-complex="11pt" style:language-complex="ar" style:country-complex="SA"/>
    </style:style>
    <style:style style:name="T42" style:family="text">
      <style:text-properties style:use-window-font-color="true" style:font-name="TheSansMonoConNormal1" fo:font-size="11pt" fo:language="none" fo:country="none" officeooo:rsid="0025d3b0" style:font-name-asian="Calibri" style:font-size-asian="11pt" style:language-asian="none" style:country-asian="none" style:font-name-complex="TheSansMonoConNormal1" style:font-size-complex="11pt" style:language-complex="ar" style:country-complex="SA"/>
    </style:style>
    <style:style style:name="T43" style:family="text">
      <style:text-properties style:use-window-font-color="true" style:font-name="TheSansMonoConNormal1" fo:font-size="11pt" fo:language="none" fo:country="none" officeooo:rsid="00264cae" style:font-name-asian="Calibri" style:font-size-asian="11pt" style:language-asian="none" style:country-asian="none" style:font-name-complex="TheSansMonoConNormal1" style:font-size-complex="11pt" style:language-complex="ar" style:country-complex="SA"/>
    </style:style>
    <style:style style:name="T44" style:family="text">
      <style:text-properties style:use-window-font-color="true" style:font-name="TheSansMonoConNormal1" fo:font-size="11pt" fo:language="none" fo:country="none" officeooo:rsid="002d3ef0" style:font-name-asian="Calibri" style:font-size-asian="11pt" style:language-asian="none" style:country-asian="none" style:font-name-complex="TheSansMonoConNormal1" style:font-size-complex="11pt" style:language-complex="ar" style:country-complex="SA"/>
    </style:style>
    <style:style style:name="T45" style:family="text">
      <style:text-properties style:use-window-font-color="true" style:font-name="TheSansMonoConNormal1" fo:font-size="11pt" fo:language="none" fo:country="none" officeooo:rsid="0031bb8f" style:font-name-asian="Calibri" style:font-size-asian="11pt" style:language-asian="none" style:country-asian="none" style:font-name-complex="TheSansMonoConNormal1" style:font-size-complex="11pt" style:language-complex="ar" style:country-complex="SA"/>
    </style:style>
    <style:style style:name="T46" style:family="text">
      <style:text-properties style:use-window-font-color="true" style:font-name="TheSansMonoConNormal1" fo:font-size="11pt" fo:language="none" fo:country="none" officeooo:rsid="00357a51" style:font-name-asian="Calibri" style:font-size-asian="11pt" style:language-asian="none" style:country-asian="none" style:font-name-complex="TheSansMonoConNormal1" style:font-size-complex="11pt" style:language-complex="ar" style:country-complex="SA"/>
    </style:style>
    <style:style style:name="T47" style:family="text">
      <style:text-properties style:use-window-font-color="true" style:font-name="TheSansMonoConNormal1" fo:font-size="11pt" fo:language="none" fo:country="none" officeooo:rsid="00384444" style:font-name-asian="Calibri" style:font-size-asian="11pt" style:language-asian="none" style:country-asian="none" style:font-name-complex="TheSansMonoConNormal1" style:font-size-complex="11pt" style:language-complex="ar" style:country-complex="SA"/>
    </style:style>
    <style:style style:name="T48" style:family="text">
      <style:text-properties style:use-window-font-color="true" fo:font-size="11pt" fo:language="en" fo:country="GB" fo:font-weight="normal" style:font-name-asian="Calibri" style:font-size-asian="11pt" style:language-asian="none" style:country-asian="none" style:font-weight-asian="normal" style:font-name-complex="Utopia" style:font-size-complex="11pt" style:language-complex="ar" style:country-complex="SA" style:font-weight-complex="normal"/>
    </style:style>
    <style:style style:name="T49" style:family="text">
      <style:text-properties style:use-window-font-color="true" fo:font-size="11pt" fo:language="en" fo:country="GB" fo:font-weight="normal" officeooo:rsid="001951ba" style:font-name-asian="Calibri" style:font-size-asian="11pt" style:language-asian="none" style:country-asian="none" style:font-weight-asian="normal" style:font-name-complex="Utopia" style:font-size-complex="11pt" style:language-complex="ar" style:country-complex="SA" style:font-weight-complex="normal"/>
    </style:style>
    <style:style style:name="T50" style:family="text">
      <style:text-properties style:use-window-font-color="true" fo:font-size="11pt" fo:language="en" fo:country="GB" fo:font-weight="normal" officeooo:rsid="00296aa6" style:font-name-asian="Calibri" style:font-size-asian="11pt" style:language-asian="none" style:country-asian="none" style:font-weight-asian="normal" style:font-name-complex="Utopia" style:font-size-complex="11pt" style:language-complex="ar" style:country-complex="SA" style:font-weight-complex="normal"/>
    </style:style>
    <style:style style:name="T51" style:family="text">
      <style:text-properties style:use-window-font-color="true" style:font-name="TheSansMonoConNormal2" fo:font-size="11pt" fo:language="en" fo:country="GB" fo:font-style="normal" fo:font-weight="normal" style:font-name-asian="Calibri" style:font-size-asian="11pt" style:language-asian="none" style:country-asian="none" style:font-style-asian="normal" style:font-weight-asian="normal" style:font-name-complex="Utopia" style:font-size-complex="11pt" style:language-complex="ar" style:country-complex="SA" style:font-style-complex="normal" style:font-weight-complex="normal"/>
    </style:style>
    <style:style style:name="T52" style:family="text">
      <style:text-properties style:use-window-font-color="true" style:font-name="TheSansMonoConNormal2" fo:font-size="11pt" fo:language="en" fo:country="GB" fo:font-style="normal" fo:font-weight="normal" officeooo:rsid="00177076" style:font-name-asian="Calibri" style:font-size-asian="11pt" style:language-asian="none" style:country-asian="none" style:font-style-asian="normal" style:font-weight-asian="normal" style:font-name-complex="Utopia" style:font-size-complex="11pt" style:language-complex="ar" style:country-complex="SA" style:font-style-complex="normal" style:font-weight-complex="normal"/>
    </style:style>
    <style:style style:name="T53" style:family="text">
      <style:text-properties style:use-window-font-color="true" style:font-name="TheSansMonoConNormal2" fo:font-size="11pt" fo:language="en" fo:country="GB" fo:font-style="normal" fo:font-weight="normal" officeooo:rsid="00282d5d" style:font-name-asian="Calibri" style:font-size-asian="11pt" style:language-asian="none" style:country-asian="none" style:font-style-asian="normal" style:font-weight-asian="normal" style:font-name-complex="Utopia" style:font-size-complex="11pt" style:language-complex="ar" style:country-complex="SA" style:font-style-complex="normal" style:font-weight-complex="normal"/>
    </style:style>
    <style:style style:name="T54" style:family="text">
      <style:text-properties style:use-window-font-color="true" style:font-name="TheSansMonoConNormal2" fo:font-size="11pt" fo:language="en" fo:country="GB" fo:font-style="normal" fo:font-weight="normal" officeooo:rsid="00296aa6" style:font-name-asian="Calibri" style:font-size-asian="11pt" style:language-asian="none" style:country-asian="none" style:font-style-asian="normal" style:font-weight-asian="normal" style:font-name-complex="Utopia" style:font-size-complex="11pt" style:language-complex="ar" style:country-complex="SA" style:font-style-complex="normal" style:font-weight-complex="normal"/>
    </style:style>
    <style:style style:name="T55" style:family="text">
      <style:text-properties style:use-window-font-color="true" style:font-name="TheSansMonoConNormal2" fo:font-size="11pt" fo:language="en" fo:country="GB" fo:font-style="normal" fo:font-weight="normal" officeooo:rsid="002be193" style:font-name-asian="Calibri" style:font-size-asian="11pt" style:language-asian="none" style:country-asian="none" style:font-style-asian="normal" style:font-weight-asian="normal" style:font-name-complex="Utopia" style:font-size-complex="11pt" style:language-complex="ar" style:country-complex="SA" style:font-style-complex="normal" style:font-weight-complex="normal"/>
    </style:style>
    <style:style style:name="T56" style:family="text">
      <style:text-properties officeooo:rsid="001452ad"/>
    </style:style>
    <style:style style:name="T57" style:family="text">
      <style:text-properties officeooo:rsid="0014abef"/>
    </style:style>
    <style:style style:name="T58" style:family="text">
      <style:text-properties fo:language="en" fo:country="GB" style:font-name-asian="Calibri" style:font-size-complex="11pt" style:language-complex="ar" style:country-complex="SA"/>
    </style:style>
    <style:style style:name="T59" style:family="text">
      <style:text-properties fo:language="en" fo:country="GB" officeooo:rsid="0014abef" style:font-name-asian="Calibri" style:font-size-complex="11pt" style:language-complex="ar" style:country-complex="SA"/>
    </style:style>
    <style:style style:name="T60" style:family="text">
      <style:text-properties fo:language="en" fo:country="GB" officeooo:rsid="0016da77" style:font-name-asian="Calibri" style:font-size-complex="11pt" style:language-complex="ar" style:country-complex="SA"/>
    </style:style>
    <style:style style:name="T61" style:family="text">
      <style:text-properties fo:language="en" fo:country="GB" officeooo:rsid="001725af" style:font-name-asian="Calibri" style:font-size-complex="11pt" style:language-complex="ar" style:country-complex="SA"/>
    </style:style>
    <style:style style:name="T62" style:family="text">
      <style:text-properties fo:language="en" fo:country="GB" officeooo:rsid="001951ba" style:font-name-asian="Calibri" style:font-size-complex="11pt" style:language-complex="ar" style:country-complex="SA"/>
    </style:style>
    <style:style style:name="T63" style:family="text">
      <style:text-properties fo:language="en" fo:country="GB" officeooo:rsid="001b3aee" style:font-name-asian="Calibri" style:font-size-complex="11pt" style:language-complex="ar" style:country-complex="SA"/>
    </style:style>
    <style:style style:name="T64" style:family="text">
      <style:text-properties fo:language="en" fo:country="GB" officeooo:rsid="001c8ca1" style:font-name-asian="Calibri" style:font-size-complex="11pt" style:language-complex="ar" style:country-complex="SA"/>
    </style:style>
    <style:style style:name="T65" style:family="text">
      <style:text-properties fo:language="en" fo:country="GB" officeooo:rsid="00244d9a" style:font-name-asian="Calibri" style:font-size-complex="11pt" style:language-complex="ar" style:country-complex="SA"/>
    </style:style>
    <style:style style:name="T66" style:family="text">
      <style:text-properties fo:language="en" fo:country="GB" fo:font-weight="bold" officeooo:rsid="0016da77" style:font-name-asian="Calibri" style:font-weight-asian="bold" style:font-size-complex="11pt" style:language-complex="ar" style:country-complex="SA" style:font-weight-complex="bold"/>
    </style:style>
    <style:style style:name="T67" style:family="text">
      <style:text-properties fo:language="en" fo:country="GB" fo:font-style="italic" fo:font-weight="normal" officeooo:rsid="00177076" style:font-name-asian="Calibri" style:language-asian="none" style:country-asian="none" style:font-style-asian="italic" style:font-weight-asian="normal" style:font-size-complex="11pt" style:language-complex="ar" style:country-complex="SA" style:font-weight-complex="normal"/>
    </style:style>
    <style:style style:name="T68" style:family="text">
      <style:text-properties officeooo:rsid="001725af"/>
    </style:style>
    <style:style style:name="T69" style:family="text">
      <style:text-properties officeooo:rsid="001951ba"/>
    </style:style>
    <style:style style:name="T70" style:family="text">
      <style:text-properties officeooo:rsid="001b3aee"/>
    </style:style>
    <style:style style:name="T71" style:family="text">
      <style:text-properties officeooo:rsid="001c1108"/>
    </style:style>
    <style:style style:name="T72" style:family="text">
      <style:text-properties officeooo:rsid="001c8ca1"/>
    </style:style>
    <style:style style:name="T73" style:family="text">
      <style:text-properties officeooo:rsid="001e4980"/>
    </style:style>
    <style:style style:name="T74" style:family="text">
      <style:text-properties officeooo:rsid="002262aa"/>
    </style:style>
    <style:style style:name="T75" style:family="text">
      <style:text-properties officeooo:rsid="00244d9a"/>
    </style:style>
    <style:style style:name="T76" style:family="text">
      <style:text-properties officeooo:rsid="002f0b4f"/>
    </style:style>
    <style:style style:name="T77" style:family="text">
      <style:text-properties officeooo:rsid="003036a0"/>
    </style:style>
    <style:style style:name="T78" style:family="text">
      <style:text-properties officeooo:rsid="0033b4ef"/>
    </style:style>
    <style:style style:name="T79" style:family="text">
      <style:text-properties officeooo:rsid="00357a51"/>
    </style:style>
    <style:style style:name="T80" style:family="text">
      <style:text-properties officeooo:rsid="00364afa"/>
    </style:style>
    <style:style style:name="T81" style:family="text">
      <style:text-properties officeooo:rsid="00368203"/>
    </style:style>
    <style:style style:name="T82" style:family="text">
      <style:text-properties officeooo:rsid="00384444"/>
    </style:style>
    <style:style style:name="T83" style:family="text"/>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middle" draw:auto-grow-height="false" fo:min-height="3.9028in" fo:min-width="7.8346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4">P</text:span><text:bookmark-start text:name="Ref_Title"/>rogramming<text:bookmark-end text:name="Ref_Title"/> <text:span text:style-name="T56">at Compile Time</text:span></text:p>
      <text:p text:style-name="P16"><text:span text:style-name="T56">C++ offers many opportunities to write code that runs at compile time instead of at run time. Templates, for example, provide a </text:span><text:span text:style-name="T13">unique, functional programming environment, albeit one with a tortuous syntax. In C++ 20, some new keywords offer more precise ways for you to control what takes place at compile time instead of run time. Some compile-time programming techniques are called metaprogramming, but this term is loosely defined and some may use it exclusively for programming with types instead of values. However you name it, compile-time programming is a valuable aspect of overall C++ programming.</text:span></text:p>
      <text:p text:style-name="P6"/>
      <text:h text:style-name="Heading_20_1" text:outline-level="1"><text:soft-page-break/>Compile-Time <text:span text:style-name="T35">Functions</text:span></text:h>
      <text:p text:style-name="P17"><text:span text:style-name="T57">Tell the compiler that you want </text:span><text:span text:style-name="T14">it to be able to evaluate a function at compile time with the </text:span><text:span text:style-name="Code_20_Inline"><text:span text:style-name="T59">constexpr</text:span></text:span><text:span text:style-name="T14"> </text:span><text:span text:style-name="T17">or </text:span><text:span text:style-name="Code_20_Inline"><text:span text:style-name="T61">consteval</text:span></text:span><text:span text:style-name="T17"> </text:span><text:span text:style-name="T14">keyword. Use </text:span><text:span text:style-name="T17">either </text:span><text:span text:style-name="T14">keyword</text:span><text:span text:style-name="T17"> (but not both)</text:span><text:span text:style-name="T14"> among the type specifiers for the function’s return type, as you have seen often in this book:</text:span></text:p>
      <text:p text:style-name="Code">conste<text:span text:style-name="T68">val</text:span> double square(double x) { return x * x; }</text:p>
      <text:p text:style-name="P22">conste<text:span text:style-name="T68">xpr</text:span> double <text:span text:style-name="T36">cube</text:span>(double x) { return <text:span text:style-name="T36">x * x</text:span> * x; }</text:p>
      <text:p text:style-name="P12"><text:span text:style-name="T14">F</text:span><text:span text:style-name="T17">or </text:span><text:span text:style-name="Code_20_Inline"><text:span text:style-name="T61">consteval</text:span></text:span><text:span text:style-name="T17"> functions, the function arguments must be compile-time constants, and the compiler always calls the function at compile time to produce a constant result.</text:span></text:p>
      <text:p text:style-name="P12"><text:span text:style-name="T17">For </text:span><text:span text:style-name="Code_20_Inline"><text:span text:style-name="T61">constexpr</text:span></text:span><text:span text:style-name="T17"> functions, if you call the function with compile-time constant arguments, the compiler calls the function at compile time and produces a constant result. But you can also call the function without constant arguments, and the compiler treats the function as an ordinary inline function and generates appropriate run time code to produce a non-constant result.</text:span></text:p>
      <text:p text:style-name="P8"><text:span text:style-name="T17">Assuming a variable named </text:span><text:span text:style-name="Code_20_Inline"><text:span text:style-name="T61">value</text:span></text:span><text:span text:style-name="T17">, </text:span><text:span text:style-name="Code_20_Inline"><text:span text:style-name="T59">square(3.0)</text:span></text:span><text:span text:style-name="T14"> becomes </text:span><text:span text:style-name="Code_20_Inline"><text:span text:style-name="T59">9.0</text:span></text:span><text:span text:style-name="T14"> at compile time, and </text:span><text:span text:style-name="Code_20_Inline"><text:span text:style-name="T59">square(value)</text:span></text:span><text:span text:style-name="T14"> is </text:span><text:span text:style-name="T17">not allowed. Calling cube(3.0) becomes 27.0 at compile time, and cube(value) is </text:span><text:span text:style-name="T14">computed at runtime with the </text:span><text:span text:style-name="Code_20_Inline"><text:span text:style-name="T59">value</text:span></text:span><text:span text:style-name="T14"> variable. A </text:span><text:span text:style-name="Code_20_Inline"><text:span text:style-name="T59">constexpr</text:span></text:span><text:span text:style-name="T14"> function is implicitly </text:span><text:span text:style-name="Code_20_Inline"><text:span text:style-name="T59">inline</text:span></text:span><text:span text:style-name="T14"> when it is evaluated at run time.</text:span></text:p>
      <text:p text:style-name="P9"><text:span text:style-name="T14">A </text:span><text:span text:style-name="Code_20_Inline"><text:span text:style-name="T59">constexpr</text:span></text:span><text:span text:style-name="T15"> </text:span><text:span text:style-name="T17">or </text:span><text:span text:style-name="Code_20_Inline"><text:span text:style-name="T61">consteval</text:span></text:span><text:span text:style-name="T17"> </text:span><text:span text:style-name="T15">function has some restrictions. </text:span><text:span text:style-name="T17">Most restrictions apply to both kinds of functions. </text:span><text:span text:style-name="T15">The return type, parameter types, and types of variables in the function must be what are called </text:span><text:span text:style-name="Emphasis"><text:span text:style-name="T15">literal</text:span></text:span><text:span text:style-name="T15"> types. A literal type is one that can be constructed and destroyed at compile time. Built-in fundamental types, enumerations, and pointers obviously fit in this class. For a class to be literal, it must have a </text:span><text:span text:style-name="Code_20_Inline"><text:span text:style-name="T59">constexpr</text:span></text:span><text:span text:style-name="T15"> destructor and literal data members. The constructor being invoked must be </text:span><text:span text:style-name="Code_20_Inline"><text:span text:style-name="T59">constexpr</text:span></text:span><text:span text:style-name="T15">, although the class can have other constructors that are not </text:span><text:span text:style-name="Code_20_Inline"><text:span text:style-name="T59">constexpr</text:span></text:span><text:span text:style-name="T15">.</text:span></text:p>
      <text:p text:style-name="P10"><text:soft-page-break/><text:span text:style-name="T15">A </text:span><text:span text:style-name="Code_20_Inline"><text:span text:style-name="T58">constexpr</text:span></text:span><text:span text:style-name="T12"> constructor can call only other </text:span><text:span text:style-name="Code_20_Inline"><text:span text:style-name="T58">constexpr</text:span></text:span><text:span text:style-name="T12"> constructors, which means all base class constructors must be </text:span><text:span text:style-name="Code_20_Inline"><text:span text:style-name="T58">constexpr</text:span></text:span><text:span text:style-name="T12">. If a class has a </text:span><text:span text:style-name="Code_20_Inline"><text:span text:style-name="T58">constexpr</text:span></text:span><text:span text:style-name="T12"> destructor, all of its base classes must have </text:span><text:span text:style-name="Code_20_Inline"><text:span text:style-name="T58">constexpr</text:span></text:span><text:span text:style-name="T12"> destructors (or no destructor at all using </text:span><text:span text:style-name="Code_20_Inline"><text:span text:style-name="T58">=delete</text:span></text:span><text:span text:style-name="T12">).</text:span></text:p>
      <text:p text:style-name="P10"><text:span text:style-name="T18">One difference of note is that a</text:span><text:span text:style-name="T17"> destructor cannot be declared with </text:span><text:span text:style-name="Code_20_Inline"><text:span text:style-name="T61">consteval</text:span></text:span><text:span text:style-name="T17">.</text:span></text:p>
      <text:p text:style-name="P11"><text:span text:style-name="T16">Of course, when you declare a function to be </text:span><text:span text:style-name="Code_20_Inline"><text:span text:style-name="T60">constexpr</text:span></text:span><text:span text:style-name="T16">, the compiler needs the function definition, so you cannot put a </text:span><text:span text:style-name="Code_20_Inline"><text:span text:style-name="T60">constexpr</text:span></text:span><text:span text:style-name="T16"> declaration in a module interface and try to hide its definition in a separate module implementation. The definition must go into the module interface.</text:span></text:p>
      <text:p text:style-name="P11"><text:span text:style-name="T16">There is one challenge when writing </text:span><text:span text:style-name="Code_20_Inline"><text:span text:style-name="T60">constexpr</text:span></text:span><text:span text:style-name="T16"> functions. It is not possible to report an error to the user, </text:span><text:span text:style-name="T18">such as throwing an exception</text:span><text:span text:style-name="T16">. For example, it seems reasonable to declare all of the </text:span><text:span text:style-name="Code_20_Inline"><text:span text:style-name="T60">rational</text:span></text:span><text:span text:style-name="T16"> constructors to be </text:span><text:span text:style-name="Code_20_Inline"><text:span text:style-name="T60">constexpr</text:span></text:span><text:span text:style-name="T16">, but that means calling </text:span><text:span text:style-name="Code_20_Inline"><text:span text:style-name="T60">reduce()</text:span></text:span><text:span text:style-name="T16">, which throws an exception if the denominator is zero. This means constructing a </text:span><text:span text:style-name="Code_20_Inline"><text:span text:style-name="T60">constexpr</text:span></text:span><text:span text:style-name="T16"> </text:span><text:span text:style-name="Code_20_Inline"><text:span text:style-name="T60">rational</text:span></text:span><text:span text:style-name="T16"> object with a zero denominator is illegal, but the compiler is not required to issue an error message. The burden is on the programmer who uses </text:span><text:span text:style-name="Code_20_Inline"><text:span text:style-name="T60">rational</text:span></text:span><text:span text:style-name="T16"> to ensure that 0 is never used as a denominator of a </text:span><text:span text:style-name="Code_20_Inline"><text:span text:style-name="T60">constexpr</text:span></text:span><text:span text:style-name="T16"> </text:span><text:span text:style-name="Code_20_Inline"><text:span text:style-name="T60">rational</text:span></text:span><text:span text:style-name="T16"> object. With that caveat, </text:span><text:span text:style-name="T27">copy the declaration for the </text:span><text:span text:style-name="Code_20_Inline"><text:span text:style-name="T66">rational</text:span></text:span><text:span text:style-name="T27"> class template and ensure that every function that can be </text:span><text:span text:style-name="Code_20_Inline"><text:span text:style-name="T66">constexpr</text:span></text:span><text:span text:style-name="T27"> is </text:span><text:span text:style-name="Code_20_Inline"><text:span text:style-name="T66">constexpr</text:span></text:span><text:span text:style-name="T27">.</text:span><text:span text:style-name="T31"> </text:span><text:span text:style-name="T32">See Listing 73-1 for my take.</text:span></text:p>
      <text:p text:style-name="Code_20_Caption"><text:span text:style-name="T28">L</text:span><text:span text:style-name="T26">isting 73-1.</text:span><text:span text:style-name="T30"> </text:span><text:span text:style-name="T33">Adding </text:span><text:span text:style-name="Code_20_Inline"><text:span text:style-name="T67">constexpr</text:span></text:span><text:span text:style-name="T33"> Throughout the </text:span><text:span text:style-name="Code_20_Inline"><text:span text:style-name="T67">rational</text:span></text:span><text:span text:style-name="T33"> Class Template</text:span></text:p>
      <text:p text:style-name="P23"><text:span text:style-name="T48">export module numeric;</text:span></text:p>
      <text:p text:style-name="P23"><text:span text:style-name="T48"/></text:p>
      <text:p text:style-name="P23"><text:span text:style-name="T48">import &lt;concepts&gt;;</text:span></text:p>
      <text:p text:style-name="P23"><text:span text:style-name="T48">import &lt;iostream&gt;;</text:span></text:p>
      <text:p text:style-name="P23"><text:span text:style-name="T48">import &lt;numeric&gt;;</text:span></text:p>
      <text:p text:style-name="P35"><text:span text:style-name="T53">import &lt;sstream&gt;;</text:span></text:p>
      <text:p text:style-name="P36"><text:span text:style-name="T53">i</text:span><text:span text:style-name="T51">mport &lt;stdexcept&gt;;</text:span></text:p>
      <text:p text:style-name="P23"><text:soft-page-break/><text:span text:style-name="T48"/></text:p>
      <text:p text:style-name="P23"><text:span text:style-name="T48">export template&lt;class T&gt;</text:span></text:p>
      <text:p text:style-name="P23"><text:span text:style-name="T48">requires std::integral&lt;T&gt;</text:span></text:p>
      <text:p text:style-name="P23"><text:span text:style-name="T48">class rational</text:span></text:p>
      <text:p text:style-name="P23"><text:span text:style-name="T48">{</text:span></text:p>
      <text:p text:style-name="P23"><text:span text:style-name="T48">public:</text:span></text:p>
      <text:p text:style-name="P23"><text:span text:style-name="T48"><text:s text:c="3"/>using value_type = T;</text:span></text:p>
      <text:p text:style-name="P25"><text:span text:style-name="T52"><text:s text:c="3"/>constexpr rational() : rational{0} {}</text:span></text:p>
      <text:p text:style-name="P23"><text:span text:style-name="T48"><text:s text:c="3"/>constexpr rational(value_type num) : numerator_{num}, denominator_{1} {}</text:span></text:p>
      <text:p text:style-name="P23"><text:span text:style-name="T48"><text:s text:c="3"/>constexpr rational(value_type num, value_type den)</text:span></text:p>
      <text:p text:style-name="P23"><text:span text:style-name="T48"><text:s text:c="3"/>: numerator_{num}, denominator_{den}</text:span></text:p>
      <text:p text:style-name="P23"><text:span text:style-name="T48"><text:s text:c="3"/>{</text:span></text:p>
      <text:p text:style-name="P23"><text:span text:style-name="T48"><text:s text:c="6"/>reduce();</text:span></text:p>
      <text:p text:style-name="P23"><text:span text:style-name="T48"><text:s text:c="3"/>}</text:span></text:p>
      <text:p text:style-name="P23"><text:span text:style-name="T48"/></text:p>
      <text:p text:style-name="P23"><text:span text:style-name="T48"><text:s text:c="3"/>constexpr value_type numerator() const { return numerator_; }</text:span></text:p>
      <text:p text:style-name="P23"><text:span text:style-name="T48"><text:s text:c="3"/>constexpr value_type denominator() const { return denominator_; }</text:span></text:p>
      <text:p text:style-name="P23"><text:span text:style-name="T48"/></text:p>
      <text:p text:style-name="P23"><text:span text:style-name="T48"><text:s text:c="3"/>constexpr rational&amp; operator*=(rational const&amp; rhs) </text:span><text:span text:style-name="T50">{</text:span></text:p>
      <text:p text:style-name="P24"><text:span text:style-name="T50"><text:s text:c="6"/>numerator_ *= rhs.numerator_;</text:span></text:p>
      <text:p text:style-name="P24"><text:span text:style-name="T50"><text:s text:c="6"/>denominator_ *= rhs.denominator_;</text:span></text:p>
      <text:p text:style-name="P24"><text:span text:style-name="T50"><text:s text:c="6"/>reduce();</text:span></text:p>
      <text:p text:style-name="P24"><text:span text:style-name="T50"><text:s text:c="6"/>return *this;</text:span></text:p>
      <text:p text:style-name="P24"><text:span text:style-name="T50"><text:s text:c="3"/>}</text:span></text:p>
      <text:p text:style-name="P23"><text:span text:style-name="T48"><text:s text:c="3"/>constexpr rational&amp; operator/=(rational const&amp; rhs) </text:span><text:span text:style-name="T50">{</text:span></text:p>
      <text:p text:style-name="P23"><text:span text:style-name="T50"><text:s text:c="6"/>numerator_ *= rhs.denominator_;</text:span></text:p>
      <text:p text:style-name="P23"><text:span text:style-name="T50"><text:s text:c="6"/>denominator_ *= rhs.numerator_;</text:span></text:p>
      <text:p text:style-name="P23"><text:span text:style-name="T50"><text:s text:c="6"/>reduce();</text:span></text:p>
      <text:p text:style-name="P23"><text:span text:style-name="T50"><text:s text:c="6"/>return *this;</text:span></text:p>
      <text:p text:style-name="P23"><text:span text:style-name="T50"><text:s text:c="3"/>}</text:span></text:p>
      <text:p text:style-name="P23"><text:span text:style-name="T48"/></text:p>
      <text:p text:style-name="P23"><text:span text:style-name="T48"><text:s text:c="3"/>... </text:span><text:span text:style-name="T49">every member function can be constexpr</text:span></text:p>
      <text:p text:style-name="P23"><text:span text:style-name="T49"/></text:p>
      <text:p text:style-name="P23"><text:span text:style-name="T48">private:</text:span></text:p>
      <text:p text:style-name="P23"><text:span text:style-name="T48"><text:s text:c="3"/>constexpr void reduce()</text:span><text:span text:style-name="T50"> {</text:span></text:p>
      <text:p text:style-name="P23"><text:span text:style-name="T48"><text:s text:c="6"/>if (denominator_ == 0)</text:span></text:p>
      <text:p text:style-name="P25"><text:span text:style-name="T52"><text:s text:c="9"/>throw </text:span><text:span text:style-name="T54">std::i</text:span><text:span text:style-name="T55">nvalid</text:span><text:span text:style-name="T54">_argument</text:span><text:span text:style-name="T52">{"denominator is zero"};</text:span></text:p>
      <text:p text:style-name="P23"><text:span text:style-name="T48"><text:s text:c="6"/>if (denominator_ &lt; 0)</text:span></text:p>
      <text:p text:style-name="P23"><text:span text:style-name="T48"><text:s text:c="6"/>{</text:span></text:p>
      <text:p text:style-name="P23"><text:span text:style-name="T48"><text:s text:c="9"/>denominator_ = -denominator_;</text:span></text:p>
      <text:p text:style-name="P23"><text:soft-page-break/><text:span text:style-name="T48"><text:s text:c="9"/>numerator_ = -numerator_;</text:span></text:p>
      <text:p text:style-name="P23"><text:span text:style-name="T48"><text:s text:c="6"/>}</text:span></text:p>
      <text:p text:style-name="P25"><text:span text:style-name="T52"><text:s text:c="6"/></text:span><text:span text:style-name="T54">auto </text:span><text:span text:style-name="T52">div{std::gcd(numerator_, denominator_)};</text:span></text:p>
      <text:p text:style-name="P23"><text:span text:style-name="T48"><text:s text:c="6"/>numerator_ = numerator_ / div;</text:span></text:p>
      <text:p text:style-name="P23"><text:span text:style-name="T48"><text:s text:c="6"/>denominator_ = denominator_ / div;</text:span></text:p>
      <text:p text:style-name="P23"><text:span text:style-name="T48"><text:s text:c="3"/></text:span><text:span text:style-name="T50">}</text:span></text:p>
      <text:p text:style-name="P23"><text:span text:style-name="T50"/></text:p>
      <text:p text:style-name="P23"><text:span text:style-name="T48"><text:s text:c="3"/>value_type numerator_;</text:span></text:p>
      <text:p text:style-name="P23"><text:span text:style-name="T48"><text:s text:c="3"/>value_type denominator_;</text:span></text:p>
      <text:p text:style-name="P23"><text:span text:style-name="T48">};</text:span></text:p>
      <text:p text:style-name="P23"><text:span text:style-name="T48"/></text:p>
      <text:p text:style-name="P23"><text:span text:style-name="T48">export template&lt;class T&gt;</text:span></text:p>
      <text:p text:style-name="P23"><text:span text:style-name="T48">constexpr bool operator==(rational&lt;T&gt; const&amp; lhs, rational&lt;T&gt; const&amp; rhs)</text:span></text:p>
      <text:p text:style-name="P23"><text:span text:style-name="T48">{</text:span></text:p>
      <text:p text:style-name="P23"><text:span text:style-name="T48"><text:s text:c="4"/>return lhs.numerator() == rhs.numerator() and </text:span></text:p>
      <text:p text:style-name="P23"><text:span text:style-name="T48"><text:s text:c="11"/>lhs.denominator() == rhs.denominator();</text:span></text:p>
      <text:p text:style-name="P23"><text:span text:style-name="T48">}</text:span></text:p>
      <text:p text:style-name="P23"><text:span text:style-name="T48"/></text:p>
      <text:p text:style-name="P23"><text:span text:style-name="T48">// </text:span><text:span text:style-name="T49">Every free function except I/O can be constexpr</text:span></text:p>
      <text:p text:style-name="P23"><text:span text:style-name="T48">export template&lt;class T, class Ch, class Tr&gt;</text:span></text:p>
      <text:p text:style-name="P23"><text:span text:style-name="T48">std::basic_ostream&lt;Ch,Tr&gt;&amp; operator&lt;&lt;(std::basic_ostream&lt;Ch, Tr&gt;&amp; stream, rational&lt;T&gt; const&amp; r)</text:span></text:p>
      <text:p text:style-name="P23"><text:span text:style-name="T48">{</text:span></text:p>
      <text:p text:style-name="P23"><text:span text:style-name="T48"><text:s text:c="3"/>std::basic_ostringstream&lt;Ch,Tr&gt; tmp;</text:span></text:p>
      <text:p text:style-name="P23"><text:span text:style-name="T48"><text:s text:c="3"/>tmp &lt;&lt; r.numerator() &lt;&lt; '/' &lt;&lt; r.denominator();</text:span></text:p>
      <text:p text:style-name="P23"><text:span text:style-name="T48"><text:s text:c="3"/>return stream &lt;&lt; tmp.str();</text:span></text:p>
      <text:p text:style-name="P23"><text:span text:style-name="T48">}</text:span></text:p>
      <text:h text:style-name="P40" text:outline-level="1">Compile-Time Variables</text:h>
      <text:p text:style-name="P18"><text:span text:style-name="T69">The </text:span><text:span text:style-name="Code_20_Inline"><text:span text:style-name="T69">constexpr</text:span></text:span><text:span text:style-name="T69"> specifie</text:span><text:span text:style-name="T70">r</text:span><text:span text:style-name="T69"> also works with named objects. A </text:span><text:span text:style-name="Code_20_Inline"><text:span text:style-name="T62">constexpr</text:span></text:span><text:span text:style-name="T69"> object is implicitly </text:span><text:span text:style-name="Code_20_Inline"><text:span text:style-name="T69">const</text:span></text:span><text:span text:style-name="T69">. </text:span><text:span text:style-name="T19">It must have an initializer that calls only </text:span><text:span text:style-name="Code_20_Inline"><text:span text:style-name="T62">constexpr</text:span></text:span><text:span text:style-name="T19"> functions or if a </text:span><text:span text:style-name="Code_20_Inline"><text:span text:style-name="T62">constexpr</text:span></text:span><text:span text:style-name="T19"> constructor.</text:span></text:p>
      <text:p text:style-name="P13"><text:span text:style-name="T69">You can also initialize a compile-time </text:span><text:span text:style-name="T70">static </text:span><text:span text:style-name="T69">variable with the </text:span><text:span text:style-name="Code_20_Inline"><text:span text:style-name="T69">constinit</text:span></text:span><text:span text:style-name="T69"> </text:span><text:span text:style-name="T19">keyword</text:span><text:span text:style-name="T69">. The variable must have static lifetime, that is, be declared at namespace </text:span><text:soft-page-break/><text:span text:style-name="T69">scope or with the </text:span><text:span text:style-name="Code_20_Inline"><text:span text:style-name="T69">static</text:span></text:span><text:span text:style-name="T69"> keyword. </text:span><text:span text:style-name="T70">The compiler always ensures that such variables are initialized before </text:span><text:span text:style-name="Code_20_Inline"><text:span text:style-name="T63">main()</text:span></text:span><text:span text:style-name="T70"> begins execution. (Or, for a </text:span><text:span text:style-name="Code_20_Inline"><text:span text:style-name="T63">static</text:span></text:span><text:span text:style-name="T70"> variable that is defined inside a function, before the function is called for the first time.) But if a static variable’s initial value depends on the value of another variable, it is undefined which variable is initialized first. By declaring a static variable with </text:span><text:span text:style-name="Code_20_Inline"><text:span text:style-name="T63">constinit</text:span></text:span><text:span text:style-name="T70">, the compiler determines the value at compile time, and uses that fixed value to initialize the variable, and all variables that depend on it </text:span><text:span text:style-name="T20">see that constant value. The key difference between </text:span><text:span text:style-name="Code_20_Inline"><text:span text:style-name="T63">constinit</text:span></text:span><text:span text:style-name="T20"> and the other </text:span><text:span text:style-name="Code_20_Inline"><text:span text:style-name="T63">const</text:span></text:span><text:span text:style-name="T20">-related keywords is that </text:span><text:span text:style-name="Code_20_Inline"><text:span text:style-name="T63">constinit</text:span></text:span><text:span text:style-name="T70"> applies only to initialization. </text:span><text:span text:style-name="T20">The object is not necessarily </text:span><text:span text:style-name="Code_20_Inline"><text:span text:style-name="T63">const</text:span></text:span><text:span text:style-name="T20">. Listing 73-2 demonstrates some uses for </text:span><text:span text:style-name="Code_20_Inline"><text:span text:style-name="T63">constexpr</text:span></text:span><text:span text:style-name="T20"> and </text:span><text:span text:style-name="Code_20_Inline"><text:span text:style-name="T63">constinit</text:span></text:span><text:span text:style-name="T20"> objects.</text:span></text:p>
      <text:p text:style-name="P38"><text:span text:style-name="T28">L</text:span><text:span text:style-name="T26">isting 73-</text:span><text:span text:style-name="T29">2</text:span><text:span text:style-name="T26">.</text:span><text:span text:style-name="T30"> </text:span><text:span text:style-name="T33">Adding </text:span><text:span text:style-name="Code_20_Inline"><text:span text:style-name="T67">constexpr</text:span></text:span><text:span text:style-name="T33"> Throughout the </text:span><text:span text:style-name="Code_20_Inline"><text:span text:style-name="T67">rational</text:span></text:span><text:span text:style-name="T33"> Class Template</text:span></text:p>
      <text:p text:style-name="P26">import &lt;iostream&gt;;</text:p>
      <text:p text:style-name="P26">import rational;</text:p>
      <text:p text:style-name="Code"/>
      <text:p text:style-name="P27">constinit rational&lt;long&gt; r{355, 113};</text:p>
      <text:p text:style-name="P26">constinit rational&lt;long&gt; const q{31416, 10000};</text:p>
      <text:p text:style-name="P27"/>
      <text:p text:style-name="Code">int main()</text:p>
      <text:p text:style-name="Code">{</text:p>
      <text:p text:style-name="P26"><text:s text:c="4"/>constexpr rational&lt;long&gt; p{2};</text:p>
      <text:p text:style-name="P27"><text:s text:c="4"/>r /<text:span text:style-name="T70">= q</text:span>;</text:p>
      <text:p text:style-name="Code"><text:s text:c="4"/><text:span text:style-name="T70">r *= p;</text:span></text:p>
      <text:p text:style-name="Code"><text:s text:c="4"/><text:span text:style-name="T70">std::cout &lt;&lt; r &lt;&lt; '\n';</text:span></text:p>
      <text:p text:style-name="P26">}</text:p>
      <text:h text:style-name="Heading_20_1" text:outline-level="1">Variable-Length Template Argument Lists</text:h>
      <text:p text:style-name="P19">You can define a template that takes any number of template arguments (called a <text:span text:style-name="Emphasis">variadic template</text:span>). This ability <text:span text:style-name="T71">is not specifically related to compile-time </text:span><text:soft-page-break/><text:span text:style-name="T71">programming, but it is advanced and belongs near the end of the book. A number of compile-time programming idioms involve variable-length templates, so it seems appropriate to include this topic here.</text:span></text:p>
      <text:p text:style-name="P19">M<text:span text:style-name="T21">any</text:span> of the <text:span text:style-name="T21">uses for variable-length templates </text:span>are <text:span text:style-name="T21">for </text:span>library authors, but that doesn’t mean others can’t join in. To declare a template parameter that can accept any number of arguments, use an ellipsis after the <text:span text:style-name="Code_20_Inline">class</text:span> or <text:span text:style-name="Code_20_Inline">typename</text:span> keyword for a type template parameter, or after the type in a value template parameter. Such a parameter is called a <text:span text:style-name="Emphasis">parameter</text:span> <text:span text:style-name="Emphasis">pack</text:span>. Following are some simple examples:</text:p>
      <text:p text:style-name="Code">template&lt;class... Ts&gt; struct List {};</text:p>
      <text:p text:style-name="Code">template&lt;int... Ns&gt; struct Numbers {};</text:p>
      <text:p text:style-name="Body_20_Text_20_Cont">Instantiate the template with any number of template arguments:</text:p>
      <text:p text:style-name="Code"><text:span text:style-name="T37">using int_type =</text:span> List&lt;int&gt;;</text:p>
      <text:p text:style-name="P28"><text:span text:style-name="T37">using Char_types = </text:span>List&lt;char, unsigned char, signed char&gt;;</text:p>
      <text:p text:style-name="P28"><text:span text:style-name="T37">using One_two_three = </text:span>Numbers&lt;1, 2, 3&gt;;</text:p>
      <text:p text:style-name="Body_20_Text_20_Cont">You can also declare a function parameter pack, so the function can take any number of arguments of any type, such as the following:</text:p>
      <text:p text:style-name="Code">template&lt;class... Types&gt;</text:p>
      <text:p text:style-name="Code">void <text:span text:style-name="T37">list</text:span>(Types... args);</text:p>
      <text:p text:style-name="Body_20_Text_20_Cont">When you call the function, the parameter pack contains the type of each function argument. In the following example, the compiler implicitly determines that the <text:span text:style-name="Code_20_Inline">Types</text:span> template argument is <text:span text:style-name="Code_20_Inline">&lt;int,</text:span> <text:span text:style-name="Code_20_Inline">char,</text:span> <text:span text:style-name="Code_20_Inline">std::string&gt;</text:span>.</text:p>
      <text:p text:style-name="Code"><text:span text:style-name="T37">list</text:span>(1, 'x', std::string<text:span text:style-name="T71">{</text:span>"yz"<text:span text:style-name="T71">}</text:span>);</text:p>
      <text:p text:style-name="Body_20_Text_20_Cont">The <text:span text:style-name="Code_20_Inline">sizeof...</text:span> operator <text:alphabetical-index-mark text:string-value="sizeof...operator" text:key1="Metaprogramming" text:key2="variadic template"/>returns the number of elements in the parameter pack. You can, for example, define a <text:span text:style-name="Code_20_Inline">Size</text:span> template to compute the number of arguments in a parameter pack, as shown in the following:</text:p>
      <text:p text:style-name="Code">template&lt;class... Ts&gt;</text:p>
      <text:p text:style-name="Code"><text:soft-page-break/>struct Size { constexpr static std::size_t value = sizeof...(Ts); };</text:p>
      <text:p text:style-name="Code">static_assert(Size&lt;int, char, long&gt;::value == 3);</text:p>
      <text:p text:style-name="Body_20_Text_20_Cont">The <text:span text:style-name="Code_20_Inline">static_assert</text:span> <text:alphabetical-index-mark text:string-value="static_assert" text:key1="Metaprogramming" text:key2="variadic template"/>declaration checks a compile-time Boolean expression and causes a compiler error if the condition is false. <text:s/><text:span text:style-name="T71">You can add a second argument to </text:span><text:span text:style-name="Code_20_Inline"><text:span text:style-name="T71">static_assert()</text:span></text:span><text:span text:style-name="T71"> to give a helpful message. Often simply seeing the expression is adequate. </text:span>The more problems you can detect at compile time, the better.</text:p>
      <text:p text:style-name="Body_20_Text_20_Cont">To use a parameter pack, you typically expand it with a pattern followed by an ellipsis. The pattern can be the parameter name, a type that uses the parameter, an expression that uses the function parameter pack, etc.</text:p>
      <text:p text:style-name="Body_20_Text_20_Cont">Listing 7<text:span text:style-name="T2">3</text:span>-3 shows a <text:span text:style-name="Code_20_Inline">print()</text:span> function that takes a stream followed by any number of arguments of any type. It prints each value by expanding the parameter pack. The <text:span text:style-name="Code_20_Inline">std::forward()</text:span> function forwards a value to a function without altering or copying it (called “perfect forwarding”). The compiler expands the pack expression <text:span text:style-name="Code_20_Inline">std::forward&lt;Types&gt;(rest)...</text:span> into <text:span text:style-name="Code_20_Inline">std::forward(r)</text:span> for each argument <text:span text:style-name="Code_20_Inline">r</text:span> in <text:span text:style-name="Code_20_Inline">rest</text:span>. By passing rvalue references everywhere and using <text:span text:style-name="Code_20_Inline">std::forward()</text:span>, the <text:span text:style-name="Code_20_Inline">print()</text:span> function can pass references to its arguments with a minimum of overhead. Notice that nowhere is there a test for the size of the parameter pack. The pack is expanded at compile time, and an overloaded function ends the expansion when the pack is empty.</text:p>
      <text:p text:style-name="Code_20_Caption"><text:span text:style-name="T4">Listing 7</text:span><text:span text:style-name="T5">3</text:span><text:span text:style-name="T4">-3.</text:span> Using a Function Parameter Pack to Print Arbitrary Values</text:p>
      <text:p text:style-name="Code">import &lt;iostream&gt;;</text:p>
      <text:p text:style-name="Code">import &lt;utility&gt;;</text:p>
      <text:p text:style-name="Code"/>
      <text:p text:style-name="Code">// Forward declaration.</text:p>
      <text:p text:style-name="Code">template&lt;class... <text:span text:style-name="T37">Args</text:span>&gt;</text:p>
      <text:p text:style-name="P28">void print(std::ostream&amp; stream, <text:span text:style-name="T37">Args</text:span>&amp;&amp;...);</text:p>
      <text:p text:style-name="Code"/>
      <text:p text:style-name="Code">// Print the first value in the list, then recursively</text:p>
      <text:p text:style-name="Code">// call print() to print the rest of the list.</text:p>
      <text:p text:style-name="P28">template&lt;class T, class... <text:span text:style-name="T37">Args</text:span>&gt;</text:p>
      <text:p text:style-name="P28"><text:soft-page-break/>void print_split(std::ostream&amp; stream, T&amp;&amp; head, <text:span text:style-name="T37">Args</text:span>&amp;&amp; ... rest)</text:p>
      <text:p text:style-name="Code">{</text:p>
      <text:p text:style-name="Code"><text:span text:style-name="T8"><text:s text:c="3"/></text:span>stream &lt;&lt; head &lt;&lt; ' ';</text:p>
      <text:p text:style-name="Code"><text:span text:style-name="T8"><text:s text:c="3"/></text:span>print(stream, std::forward&lt;<text:span text:style-name="T44">Args</text:span>&gt;(rest)...);</text:p>
      <text:p text:style-name="Code">}</text:p>
      <text:p text:style-name="Code"/>
      <text:p text:style-name="Code">// End recursion when there are no more values to print.</text:p>
      <text:p text:style-name="Code">void print_split(std::ostream&amp;)</text:p>
      <text:p text:style-name="Code">{}</text:p>
      <text:p text:style-name="Code"/>
      <text:p text:style-name="Code">// Print an arbitrary list of values to a stream.</text:p>
      <text:p text:style-name="P28">template&lt;class... <text:span text:style-name="T37">Args</text:span>&gt;</text:p>
      <text:p text:style-name="P28">void print(std::ostream&amp; stream, <text:span text:style-name="T37">Args</text:span>&amp;&amp;... args)</text:p>
      <text:p text:style-name="Code">{</text:p>
      <text:p text:style-name="Code"><text:span text:style-name="T8"><text:s text:c="3"/></text:span>print_split(stream, std::forward&lt;<text:span text:style-name="T37">Args</text:span>&gt;(args)...);</text:p>
      <text:p text:style-name="Code">}</text:p>
      <text:p text:style-name="Code"/>
      <text:p text:style-name="Code">int main()</text:p>
      <text:p text:style-name="Code">{</text:p>
      <text:p text:style-name="Code"><text:span text:style-name="T8"><text:s text:c="3"/></text:span>print(std::cout, 42, 'x', "hello", 3.14159, 0, '\n');</text:p>
      <text:p text:style-name="Code">}</text:p>
      <text:h text:style-name="P41" text:outline-level="1">User-Defined Literals</text:h>
      <text:p text:style-name="P20"><text:span text:style-name="T72">A common use for compile-time programming is to define your own literals. The standard library </text:span><text:span text:style-name="T22">defines literals such as </text:span><text:span text:style-name="Code_20_Inline"><text:span text:style-name="T64">"view"sv</text:span></text:span><text:span text:style-name="T22"> to be a shortcut for </text:span><text:span text:style-name="Code_20_Inline"><text:span text:style-name="T64">std::string_view{"view"}</text:span></text:span><text:span text:style-name="T22">. User-defined literals always begin with an underscore to avoid conflict with existing or future literals in the standard library.</text:span></text:p>
      <text:p text:style-name="P20"><text:span text:style-name="T22">Define a literal as </text:span><text:span text:style-name="Code_20_Inline"><text:span text:style-name="T64">operator""</text:span></text:span><text:span text:style-name="T22"> followed by the literal name. You can define character, numeric, or string literals. </text:span><text:span text:style-name="T23">The compiler looks for functions that take the value as an argument or the characters that make up the value as a template parameter pack. </text:span><text:span text:style-name="T22">Listing 73-4 shows the </text:span><text:span text:style-name="Code_20_Inline"><text:span text:style-name="T64">_rev</text:span></text:span><text:span text:style-name="T22"> literal, which operates on integers to reverse the bits.</text:span></text:p>
      <text:p text:style-name="P39"><text:soft-page-break/><text:span text:style-name="T4">Listing 7</text:span><text:span text:style-name="T5">3</text:span><text:span text:style-name="T4">-</text:span><text:span text:style-name="T6">4</text:span><text:span text:style-name="T4">.</text:span> <text:span text:style-name="T72">Defining a Literal Operator to Reverse Bits In an Integer</text:span></text:p>
      <text:p text:style-name="P29"><text:span text:style-name="T77">conste</text:span><text:span text:style-name="T45">val</text:span><text:span text:style-name="T77"> </text:span><text:span text:style-name="T72">unsigned long </text:span><text:span text:style-name="T73">long </text:span><text:span text:style-name="T72">operator"" _rev(</text:span><text:span text:style-name="T73">unsigned long long value</text:span><text:span text:style-name="T72">)</text:span></text:p>
      <text:p text:style-name="P30">{</text:p>
      <text:p text:style-name="P30"><text:s text:c="4"/>unsigned long long reversed{0};</text:p>
      <text:p text:style-name="P30"><text:s text:c="4"/>for (std::size_t i{std::numeric_limits&lt;unsigned long long&gt;::digits}; i &gt; 0; --i)</text:p>
      <text:p text:style-name="P30"><text:s text:c="4"/>{</text:p>
      <text:p text:style-name="P30"><text:s text:c="8"/><text:span text:style-name="T76">auto </text:span>bit{ value &amp; 1 };</text:p>
      <text:p text:style-name="P30"><text:s text:c="8"/>value &gt;&gt;= 1;</text:p>
      <text:p text:style-name="P30"><text:s text:c="8"/>reversed = (reversed &lt;&lt; 1) | bit;</text:p>
      <text:p text:style-name="P30"><text:s text:c="4"/>}</text:p>
      <text:p text:style-name="P30"><text:s text:c="4"/>return reversed;</text:p>
      <text:p text:style-name="P30">}</text:p>
      <text:p text:style-name="P30">static_assert(0_rev == 0);</text:p>
      <text:p text:style-name="P31"><text:span text:style-name="T73">static_assert(0x</text:span><text:span text:style-name="T39">1234567890abcdef</text:span><text:span text:style-name="T73">_rev == </text:span><text:span text:style-name="T38">0x</text:span><text:span text:style-name="T40">f7b3d5091e6a2c48ULL</text:span><text:span text:style-name="T73">);</text:span></text:p>
      <text:p text:style-name="P14">The template form of user-defined literals are especially challenging to write because the compiler passes the exact form that the user writes, which means your operator must interpret binary, octal, decimal, and hexadecimal numbers with interspersed apostrophes (<text:span text:style-name="Code_20_Inline">0b1011'0010_rev</text:span>, <text:span text:style-name="Code_20_Inline"><text:span text:style-name="T58">0373_rev</text:span></text:span>, <text:span text:style-name="Code_20_Inline"><text:span text:style-name="T58">179_rev</text:span></text:span>, and <text:span text:style-name="Code_20_Inline"><text:span text:style-name="T58">0xb3_rev</text:span></text:span> are all the same value). Letting the compiler parse the number is much easier.</text:p>
      <text:h text:style-name="Heading_20_1" text:outline-level="1">Types as Values</text:h>
      <text:p text:style-name="Body_20_Text_20_First">Metaprogramming with values is made easier with <text:span text:style-name="Code_20_Inline">constexpr</text:span> functions, but much metaprogramming involves types, which requires an entirely different viewpoint. When metaprogramming with types, a type takes on the role of a value. There is no way to define a variable, only template arguments, so you devise templates that declare the template parameters you need to store type information. A “function” in a metaprogram (sometimes called a <text:span text:style-name="Emphasis">metafunction</text:span>) <text:alphabetical-index-mark text:string-value="metafunction" text:key1="Metaprogramming"/>is just another template, so its arguments are template arguments.</text:p>
      <text:p text:style-name="Body_20_Text_20_Cont"><text:soft-page-break/>For example, the standard library contains the metafunction <text:span text:style-name="Code_20_Inline">is_same</text:span> (defined in <text:span text:style-name="Code_20_Inline">&lt;type_traits&gt;</text:span>). This template takes two template arguments and yields a type as its result. The metafunctions in the standard library return a result with class members. If the result is a type, the member typedef is called <text:span text:style-name="Code_20_Inline">type</text:span>. The <text:span text:style-name="Code_20_Inline">type</text:span> member for a predicate such as <text:span text:style-name="Code_20_Inline">is_same</text:span> is a metaprogramming Boolean value. If the two argument types are the same type, the result is <text:span text:style-name="Code_20_Inline">std::true_type</text:span> (also defined in <text:span text:style-name="Code_20_Inline">&lt;type_traits&gt;</text:span>). If the arguments types are different, the result is <text:span text:style-name="Code_20_Inline">std::false_type</text:span>.</text:p>
      <text:p text:style-name="Body_20_Text_20_Cont">Because <text:span text:style-name="Code_20_Inline">true_type</text:span> and <text:span text:style-name="Code_20_Inline">false_type</text:span> are themselves metaprogramming types, they also have type member typedefs. The value of <text:span text:style-name="Code_20_Inline">true_type::type</text:span> is <text:span text:style-name="Code_20_Inline">true_type</text:span>; ditto for <text:span text:style-name="Code_20_Inline">false_type</text:span>. Sometimes a metaprogram has to treat a metaprogramming value as an actual value. Thus, metaprogramming types that represent values have a static data member named <text:span text:style-name="Code_20_Inline">value</text:span>. As you may expect, <text:span text:style-name="Code_20_Inline">true_type::value</text:span> is <text:span text:style-name="Code_20_Inline">true</text:span> and <text:span text:style-name="Code_20_Inline">false_type::value</text:span> is <text:span text:style-name="Code_20_Inline">false</text:span>.</text:p>
      <text:p text:style-name="Body_20_Text_20_Cont">How would you write <text:span text:style-name="Code_20_Bold">is_same</text:span>? You have to declare the member typedef <text:span text:style-name="Code_20_Inline">type</text:span> to <text:span text:style-name="Code_20_Inline">std::true_type</text:span> or <text:span text:style-name="Code_20_Inline">std::false_type</text:span>, depending on the template arguments. An easy way to do this, and to obtain the convenience <text:span text:style-name="Code_20_Inline">value</text:span> static data member at the same time, is to derive <text:span text:style-name="Code_20_Inline">is_same</text:span> from <text:span text:style-name="Code_20_Inline">true_type</text:span> or <text:span text:style-name="Code_20_Inline">false_type</text:span>, depending on the template arguments. This is a straightforward implementation of partial specialization, as you can see in Listing 7<text:span text:style-name="T2">3</text:span>-5.</text:p>
      <text:p text:style-name="Code_20_Caption"><text:bookmark-start text:name="meta"/><text:span text:style-name="T4">Listing 7</text:span><text:span text:style-name="T5">3</text:span><text:span text:style-name="T4">-5.</text:span> Implementing the<text:span text:style-name="Code_20_Inline"><text:span text:style-name="T10"> is_same</text:span></text:span> Metafunction</text:p>
      <text:p text:style-name="Code">template&lt;class T, class U&gt;</text:p>
      <text:p text:style-name="Code">struct is_same : std::false_type {};</text:p>
      <text:p text:style-name="Code"/>
      <text:p text:style-name="Code">template&lt;class T&gt;</text:p>
      <text:p text:style-name="Code">struct is_same&lt;T, T&gt; : std::true_type {};</text:p>
      <text:p text:style-name="Code"/>
      <text:p text:style-name="Body_20_Text_20_Cont"><text:soft-page-break/>Let’s write another metafunction, one that is not in the standard library. This one is called <text:span text:style-name="Code_20_Inline">promote</text:span>. It takes a single template argument and yields <text:span text:style-name="Code_20_Inline">int</text:span> if the template argument is <text:span text:style-name="Code_20_Inline">bool</text:span>, <text:span text:style-name="Code_20_Inline">short</text:span>, <text:span text:style-name="Code_20_Inline">char</text:span>, or variations and yields the argument itself otherwise. In other words, it implements a simplified subset of the C++ rules for integer promotion. How would you write <text:span text:style-name="Code_20_Bold">promote</text:span>? This time, the result is pure type, so there is no <text:span text:style-name="Code_20_Inline">value</text:span> member. The simplest way is the most direct. Listing 7<text:span text:style-name="T2">3</text:span>-6 shows one possibility.</text:p>
      <text:p text:style-name="Code_20_Caption"><text:span text:style-name="T4">Listing 7</text:span><text:span text:style-name="T5">3</text:span><text:span text:style-name="T4">-6.</text:span> One Implementation of the <text:span text:style-name="Code_20_Inline"><text:span text:style-name="T10">promote</text:span></text:span> Metafunction</text:p>
      <text:p text:style-name="Code">template&lt;class T&gt; struct promote <text:s text:c="9"/>{ typedef T type; };</text:p>
      <text:p text:style-name="Code">template&lt;&gt; struct promote&lt;bool&gt; <text:s text:c="10"/>{ typedef int type; };</text:p>
      <text:p text:style-name="Code">template&lt;&gt; struct promote&lt;char&gt; <text:s text:c="10"/>{ typedef int type; };</text:p>
      <text:p text:style-name="Code">template&lt;&gt; struct promote&lt;signed char&gt; <text:s text:c="3"/>{ typedef int type; };</text:p>
      <text:p text:style-name="Code">template&lt;&gt; struct promote&lt;unsigned char&gt; <text:s/>{ typedef int type; };</text:p>
      <text:p text:style-name="Code">template&lt;&gt; struct promote&lt;short&gt; <text:s text:c="9"/>{ typedef int type; };</text:p>
      <text:p text:style-name="Code">template&lt;&gt; struct promote&lt;unsigned short&gt; { typedef int type; };</text:p>
      <text:p text:style-name="Body_20_Text_20_Cont">Another way to implement <text:span text:style-name="Code_20_Inline">promote</text:span> is to use template parameter packs. Suppose you have a metafunction, <text:span text:style-name="Code_20_Inline">is_member</text:span>, which tests its first argument to determine whether it appears in the parameter pack formed by its remaining arguments. That is, <text:span text:style-name="Code_20_Inline">is_member&lt;int,</text:span> <text:span text:style-name="Code_20_Inline">char&gt;</text:span> is <text:span text:style-name="Code_20_Inline">false_type</text:span>, and <text:span text:style-name="Code_20_Inline">is_member&lt;int,</text:span> <text:span text:style-name="Code_20_Inline">short,</text:span> <text:span text:style-name="Code_20_Inline">int</text:span>, <text:span text:style-name="Code_20_Inline">long&gt;</text:span> yields <text:span text:style-name="Code_20_Inline">true_type</text:span>. Given <text:span text:style-name="Code_20_Inline">is_member</text:span>, how would you implement <text:span text:style-name="Code_20_Inline">promote</text:span>? Listing 7<text:span text:style-name="T2">3</text:span>-7 shows one way, using partial specialization on the result of <text:span text:style-name="Code_20_Inline">is_member</text:span>.</text:p>
      <text:p text:style-name="Code_20_Caption"><text:span text:style-name="T4">Listing 7</text:span><text:span text:style-name="T5">3</text:span><text:span text:style-name="T4">-7.</text:span> Another Implementation of the <text:span text:style-name="Code_20_Inline"><text:span text:style-name="T10">promote</text:span></text:span> Metafunction</text:p>
      <text:p text:style-name="Code">// Primary template when IsMember=std::true_type, <text:span text:style-name="T82">that is, T is in the</text:span></text:p>
      <text:p text:style-name="Code">// <text:span text:style-name="T82">list of types to promote to int.</text:span></text:p>
      <text:p text:style-name="Code">template&lt;class IsMember, class T&gt;</text:p>
      <text:p text:style-name="Code">struct get_member {</text:p>
      <text:p text:style-name="Code"><text:span text:style-name="T8"><text:s text:c="3"/></text:span><text:span text:style-name="T47">using type = int;</text:span></text:p>
      <text:p text:style-name="Code">};</text:p>
      <text:p text:style-name="Code"><text:soft-page-break/></text:p>
      <text:p text:style-name="Code">// <text:span text:style-name="T82">false means T is not in the list, so leave the type alone.</text:span></text:p>
      <text:p text:style-name="Code">template&lt;class T&gt;</text:p>
      <text:p text:style-name="Code">struct get_member&lt;std::false_type, T&gt;</text:p>
      <text:p text:style-name="Code">{</text:p>
      <text:p text:style-name="Code"><text:span text:style-name="T8"><text:s text:c="3"/></text:span><text:span text:style-name="T47">using </text:span>type <text:span text:style-name="T82">= T</text:span>;</text:p>
      <text:p text:style-name="Code">};</text:p>
      <text:p text:style-name="Code"/>
      <text:p text:style-name="Code">template&lt;class T&gt;</text:p>
      <text:p text:style-name="Code">struct promote {</text:p>
      <text:p text:style-name="Code"><text:span text:style-name="T8"><text:s text:c="4"/></text:span>typedef typename get_member&lt;typename is_member&lt;T,</text:p>
      <text:p text:style-name="Code"><text:span text:style-name="T8"><text:s text:c="8"/></text:span>bool, unsigned char, signed char, char, unsigned short, short&gt;::type, T&gt;::type type;</text:p>
      <text:p text:style-name="Code">};</text:p>
      <text:p text:style-name="Body_20_Text_20_Cont">Remember that <text:span text:style-name="Code_20_Inline">typename</text:span> is required when naming a type that depends on a template parameter. The <text:span text:style-name="Code_20_Inline">type</text:span> member of a metafunction certainly qualifies as a dependent type name. This implementation uses partial specialization to determine the result from <text:span text:style-name="Code_20_Inline">is_member</text:span>. Using <text:span text:style-name="Code_20_Inline">is_member</text:span> to implement <text:span text:style-name="Code_20_Inline">promote</text:span> might seem to be more complicated, but if the list of types is long, or is likely to grow as an application evolves, the <text:span text:style-name="Code_20_Inline">is_member</text:span> approach seems more inviting. Although using <text:span text:style-name="Code_20_Inline">is_member</text:span> is easy, writing it is not so easy. Remember how Listing 7<text:span text:style-name="T2">3</text:span>-4 splits off the head of the function pack? Use the same technique to split the parameter pack, that is, write a helper class that has a <text:span text:style-name="Code_20_Inline">Head</text:span> template parameter and a <text:span text:style-name="Code_20_Inline">Rest</text:span> template parameter pack. Listing 7<text:span text:style-name="T2">3</text:span>-8 shows one way to implement <text:span text:style-name="Code_20_Inline">is_member</text:span>.</text:p>
      <text:p text:style-name="Code_20_Caption"><text:span text:style-name="T4">Listing 7</text:span><text:span text:style-name="T5">3</text:span><text:span text:style-name="T4">-8.</text:span> Implementing the <text:span text:style-name="Code_20_Inline"><text:span text:style-name="T10">is_member</text:span></text:span> Metafunction</text:p>
      <text:p text:style-name="Code">template&lt;class Check, class... Args&gt; struct is_member;</text:p>
      <text:p text:style-name="Code"/>
      <text:p text:style-name="Code">// Helper metafunction to separate Args into Head, Rest</text:p>
      <text:p text:style-name="Code">template&lt;class Check, class Head, class... Rest&gt;</text:p>
      <text:p text:style-name="Code">struct is_member_helper :</text:p>
      <text:p text:style-name="Code"><text:span text:style-name="T8"><text:s text:c="4"/></text:span>std::conditional&lt;std::is_same&lt;Check, Head&gt;::value,</text:p>
      <text:p text:style-name="Code"><text:soft-page-break/><text:span text:style-name="T8"><text:s text:c="8"/></text:span>std::true_type,</text:p>
      <text:p text:style-name="Code"><text:span text:style-name="T8"><text:s text:c="8"/></text:span>is_member&lt;Check, Rest...&gt;&gt;::type</text:p>
      <text:p text:style-name="Code">{};</text:p>
      <text:p text:style-name="Code"/>
      <text:p text:style-name="P37">// Partial specialization for empty Args</text:p>
      <text:p text:style-name="P37">template&lt;class Check, <text:span text:style-name="T80">class </text:span><text:span text:style-name="T79">Head</text:span>&gt;</text:p>
      <text:p text:style-name="P37">struct is_member<text:span text:style-name="T78">_helper</text:span>&lt;Check, <text:span text:style-name="T81">Head</text:span>&gt; : std::<text:span text:style-name="T46">is_same&lt;Check, Head&gt;::type </text:span>{};</text:p>
      <text:p text:style-name="P37"/>
      <text:p text:style-name="P37">/// Test whether Check is the same type as a type in Args.</text:p>
      <text:p text:style-name="Code">template&lt;class Check, class... Args&gt;</text:p>
      <text:p text:style-name="Code">struct is_member : is_member_helper&lt;Check, Args...&gt; {};</text:p>
      <text:p text:style-name="Code"/>
      <text:p text:style-name="Body_20_Text_20_Cont">Instead of writing a custom metafunction that specializes on <text:span text:style-name="Code_20_Inline">std::false_type</text:span>, Listing 7<text:span text:style-name="T2">3</text:span>-8 uses a standard metafunction, <text:span text:style-name="Code_20_Inline">std::conditional</text:span>. It is usually better to use the standard library whenever possible, and you can rewrite Listing 7<text:span text:style-name="T2">3</text:span>-7 to use <text:span text:style-name="Code_20_Inline">std::conditional</text:span>. To help you understand this important metafunction, the next section discusses <text:span text:style-name="Code_20_Inline">std::conditional</text:span> in depth.</text:p>
      <text:h text:style-name="Heading_20_1" text:outline-level="1"><text:bookmark-end text:name="meta"/>Conditional Types</text:h>
      <text:p text:style-name="P21">One key aspect of metaprogramming is making decisions at compile time. To do that, you need a conditional operator. <text:span text:style-name="T74">C++ offers a few different ways to do this in different contexts. For example, inside a function, you can use if constexpr. In a template definition, you might be able to use constraints. And t</text:span>he standard library offers two styles of conditionals in the <text:span text:style-name="Code_20_Inline">&lt;type_traits&gt;</text:span> header.</text:p>
      <text:p text:style-name="Body_20_Text_20_Cont">To test a condition, use <text:span text:style-name="Code_20_Inline">std::conditional&lt;Condition,</text:span> <text:span text:style-name="Code_20_Inline">IfTrue,</text:span> <text:span text:style-name="Code_20_Inline">IfFalse&gt;::type</text:span>. The <text:span text:style-name="Code_20_Inline">Condition</text:span> is a <text:span text:style-name="Code_20_Inline">bool</text:span> value, and <text:span text:style-name="Code_20_Inline">IfType</text:span> and <text:span text:style-name="Code_20_Inline">IfFalse</text:span> are types. The <text:span text:style-name="Code_20_Inline">type</text:span> member is a typedef for <text:span text:style-name="Code_20_Inline">IfTrue</text:span> if <text:span text:style-name="Code_20_Inline">Condition</text:span> is true and is a typedef for <text:span text:style-name="Code_20_Inline">IfFalse</text:span> if <text:span text:style-name="Code_20_Inline">Condition</text:span> is false.</text:p>
      <text:p text:style-name="Body_20_Text_20_Cont">Try writing your own implementation of <text:span text:style-name="Code_20_Bold">std::conditional</text:span>. Your standard library may be different but won’t be to terribly different from my solution in Listing 7<text:span text:style-name="T2">3</text:span>-9.</text:p>
      <text:p text:style-name="Code_20_Caption"><text:soft-page-break/><text:span text:style-name="T4">Listing 7</text:span><text:span text:style-name="T5">3</text:span><text:span text:style-name="T4">-9.</text:span> One Way to Implement <text:span text:style-name="Code_20_Inline"><text:span text:style-name="T10">std::conditional</text:span></text:span></text:p>
      <text:p text:style-name="Code">template&lt;bool Condition, class IfTrue, class IfFalse&gt;</text:p>
      <text:p text:style-name="Code">struct conditional</text:p>
      <text:p text:style-name="Code">{</text:p>
      <text:p text:style-name="P32"><text:span text:style-name="T8"><text:s text:c="4"/></text:span><text:span text:style-name="T41">using type = </text:span>IfFalse;</text:p>
      <text:p text:style-name="Code">};</text:p>
      <text:p text:style-name="Code"/>
      <text:p text:style-name="Code">template&lt;class IfTrue, class IfFalse&gt;</text:p>
      <text:p text:style-name="Code">struct conditional&lt;true, IfTrue, IfFalse&gt;</text:p>
      <text:p text:style-name="Code">{</text:p>
      <text:p text:style-name="P32"><text:span text:style-name="T8"><text:s text:c="3"/></text:span><text:span text:style-name="T41">using type = </text:span>IfTrue;</text:p>
      <text:p text:style-name="Code">};</text:p>
      <text:p text:style-name="Body_20_Text_20_Cont">Another way to look at <text:span text:style-name="Code_20_Inline">std::conditional</text:span> is to consider it an array of two types, indexed by a <text:span text:style-name="Code_20_Inline">bool</text:span> value. What about an array of types indexed by an integer? The standard library doesn’t have such a template, but you can write one. Use a template parameter pack and an integer selector. If the selector is invalid, do not define the <text:span text:style-name="Code_20_Inline">type</text:span> member typedef. For example, <text:span text:style-name="Code_20_Inline">choice&lt;2,</text:span> <text:span text:style-name="Code_20_Inline">int,</text:span> <text:span text:style-name="Code_20_Inline">long,</text:span> <text:span text:style-name="Code_20_Inline">char,</text:span> <text:span text:style-name="Code_20_Inline">float,</text:span> <text:span text:style-name="Code_20_Inline">double&gt;::type</text:span> would be <text:span text:style-name="Code_20_Inline">char</text:span>, and <text:span text:style-name="Code_20_Inline">choice&lt;2,</text:span> <text:span text:style-name="Code_20_Inline">int, long&gt;</text:span> would not declare a <text:span text:style-name="Code_20_Inline">type</text:span> member. Try writing <text:span text:style-name="Code_20_Bold">choice</text:span>. Again, you will probably want two mutually <text:s/>recursive classes. One class strips the first template parameter from the parameter pack and decrements the index. Template specialization terminates the recursion. Compare your solution with mine in Listing 7<text:span text:style-name="T2">3</text:span>-10.</text:p>
      <text:p text:style-name="Code_20_Caption"><text:span text:style-name="T4">Listing 7</text:span><text:span text:style-name="T5">3</text:span><text:span text:style-name="T4">-10.</text:span> Implementing an Integer-Keyed Type Choice</text:p>
      <text:p text:style-name="Code">import &lt;type_traits&gt;;</text:p>
      <text:p text:style-name="Code"/>
      <text:p text:style-name="Code">// forward declaration</text:p>
      <text:p text:style-name="Code">template&lt;std::size_t, class...&gt;</text:p>
      <text:p text:style-name="Code">struct choice;</text:p>
      <text:p text:style-name="Code"/>
      <text:p text:style-name="Code">// Default: subtract one, drop the head of the list, and recurse.</text:p>
      <text:p text:style-name="Code"><text:soft-page-break/>template&lt;std::size_t N, class T, class... Types&gt;</text:p>
      <text:p text:style-name="Code">struct choice_split {</text:p>
      <text:p text:style-name="P34"><text:span text:style-name="T8"><text:s text:c="4"/></text:span><text:span text:style-name="T43">using type = </text:span>choice&lt;N-1, Types...&gt;::type;</text:p>
      <text:p text:style-name="Code">}; </text:p>
      <text:p text:style-name="Code"/>
      <text:p text:style-name="Code">// Index 0: pick the first type in the list.</text:p>
      <text:p text:style-name="Code">template&lt;class T, class... Ts&gt;</text:p>
      <text:p text:style-name="Code">struct choice_split&lt;0, T, Ts...&gt; {</text:p>
      <text:p text:style-name="P34"><text:span text:style-name="T8"><text:s text:c="4"/></text:span><text:span text:style-name="T43">using type = </text:span>T;</text:p>
      <text:p text:style-name="Code">};</text:p>
      <text:p text:style-name="Code"/>
      <text:p text:style-name="Code">// Define type member as the N-th type in Types.</text:p>
      <text:p text:style-name="Code">template&lt;std::size_t N, class... Types&gt;</text:p>
      <text:p text:style-name="Code">struct choice {</text:p>
      <text:p text:style-name="P34"><text:span text:style-name="T8"><text:s text:c="4"/></text:span><text:span text:style-name="T43">using type = </text:span>choice_split&lt;N, Types...&gt;::type;</text:p>
      <text:p text:style-name="Code">};</text:p>
      <text:p text:style-name="Code"/>
      <text:p text:style-name="Code">// N is out of bounds</text:p>
      <text:p text:style-name="Code">template&lt;std::size_t N&gt;</text:p>
      <text:p text:style-name="Code">struct choice&lt;N&gt; {};</text:p>
      <text:p text:style-name="Code"/>
      <text:p text:style-name="Code">// Tests</text:p>
      <text:p text:style-name="Code"/>
      <text:p text:style-name="Code">static_assert(std::is_same&lt;int,</text:p>
      <text:p text:style-name="Code"><text:span text:style-name="T8"><text:s text:c="2"/></text:span>typename choice&lt;0, int, long, char&gt;::type&gt;::value, "error in choice&lt;0&gt;");</text:p>
      <text:p text:style-name="Code">static_assert(std::is_same&lt;long,</text:p>
      <text:p text:style-name="Code"><text:span text:style-name="T8"><text:s text:c="2"/></text:span>typename choice&lt;1, int, long, char&gt;::type&gt;::value, "error in choice&lt;1&gt;");</text:p>
      <text:p text:style-name="Code">static_assert(std::is_same&lt;char,</text:p>
      <text:p text:style-name="Code"><text:span text:style-name="T8"><text:s text:c="2"/></text:span>typename choice&lt;2, int, long, char&gt;::type&gt;::value, "error in choice&lt;2&gt;");</text:p>
      <text:p text:style-name="Body_20_Text_20_Cont">Use the new <text:span text:style-name="Code_20_Inline">choice</text:span> template to choose one option from among many. On one project, I defined three styles of iterators for different trade-offs of safety and performance. The fast iterator worked as fast as possible, with no safety checks. The safe iterator would check just enough to avoid undefined behavior. The pedantic iterator was used for debugging and checked everything possible, with no regard for speed. I could pick which iterator style I wanted by defining <text:span text:style-name="Code_20_Inline">ITERATOR_TYPE</text:span> as 0, 1, or 2, for example:</text:p>
      <text:p text:style-name="P33"><text:soft-page-break/><text:span text:style-name="T42">using iterator = </text:span>choice&lt;ITERATOR_TYPE,</text:p>
      <text:p text:style-name="Code"><text:span text:style-name="T8"><text:s text:c="4"/></text:span>pedantic_iterator, safe_iterator, fast_iterator&gt;::type;</text:p>
      <text:h text:style-name="Heading_20_1" text:outline-level="1"><text:bookmark-start text:name="error"/>Substitution Failure Is Not An Error (SFINAE)</text:h>
      <text:p text:style-name="Body_20_Text_20_First">A programming technique introduced by Daveed Vandevoorde goes by the unwieldy name of SFINAE (pronounced ess-finn-ee), for <text:span text:style-name="T11">Substitution Failure Is Not An Error</text:span>. Briefly, if the compiler attempts to instantiate an invalid template function, the compiler does not consider it an error but merely discards that instantiation from consideration when resolving overloads. <text:span text:style-name="T24">This concept was widespread prior to the introduction of constraints in C++ 20, so you need to at least be able to read code that uses SFINAE. New code that uses constraints is much easier to read and maintain.</text:span></text:p>
      <text:p text:style-name="Body_20_Text_20_Cont">For example, suppose you are writing data in some data encoding, such as ASN.1 BER, XDR, JSON, etc. The details of the encoding are unimportant for this exercise. What matters is that we want to treat all integers the same, and all floating-point numbers the same, but treat integers differently from floating-point numbers. That is, we want to use templates to reduce the amount of repetitive coding, but we want distinct implementations for certain types. We cannot partially specialize functions, so we must use overloading.</text:p>
      <text:p text:style-name="Body_20_Text_20_Cont">The problem is how to declare three template functions, all with the name <text:span text:style-name="Code_20_Inline">encode</text:span>, such that one is a template function for any integer, another for any floating-point type, and another for strings.</text:p>
      <text:p text:style-name="Body_20_Text_20_Cont">One approach is to declare overloads for the largest integer type and largest floating-point type. The compiler will convert the actual types to the larger types. This is simple to implement but incurs a runtime cost, which can be significant in some environments. We need a better solution.</text:p>
      <text:p text:style-name="P15"><text:soft-page-break/><text:span text:style-name="T25">Similar to </text:span><text:span text:style-name="Code_20_Inline"><text:span text:style-name="T65">std::conditional</text:span></text:span><text:span text:style-name="T25">,</text:span> <text:span text:style-name="Code_20_Inline"><text:span text:style-name="T75">std::e</text:span></text:span><text:span text:style-name="Code_20_Inline">nable_if</text:span>, <text:span text:style-name="T75">takes a Boolean value and an if-true type. Unlike </text:span><text:span text:style-name="Code_20_Inline"><text:span text:style-name="T75">std::conditional</text:span></text:span><text:span text:style-name="T75">, </text:span><text:span text:style-name="T25">it has no if-false branch. Instead, the type member is not defined. This can trigger SFINAE when the compiler looks for the type member, cannot find it for a certain template argument, and so discards that function signature for that argument.</text:span></text:p>
      <text:p text:style-name="P15"><text:span text:style-name="T75">Using </text:span><text:span text:style-name="Code_20_Inline"><text:span text:style-name="T75">enable_if</text:span></text:span><text:span text:style-name="T75">, </text:span>you can declare overloaded <text:span text:style-name="Code_20_Inline">encode</text:span> functions but enable one function only when <text:span text:style-name="Code_20_Inline">is_integral</text:span> is true, another for floating-point types, and so on. The goal is not to disable the <text:span text:style-name="Code_20_Inline">encode()</text:span> function but to guide the compiler’s resolution of overloading.</text:p>
      <text:p text:style-name="Body_20_Text_20_Cont">The <text:span text:style-name="Code_20_Inline">&lt;type_traits&gt;</text:span> header has several introspection traits. Every type is categorized as class, enumeration, integer, floating-point, and so on. This book is not about binary data encoding, so the guts of this example will write text to a stream, but it will serve to illustrate how to use <text:span text:style-name="Code_20_Inline">enable_if</text:span>.</text:p>
      <text:p text:style-name="Body_20_Text_20_Cont">The normal rules of overloading still apply. That is, different functions must have different arguments. So using <text:span text:style-name="Code_20_Inline">enable_if</text:span> for the return type doesn’t help. This time, <text:span text:style-name="Code_20_Inline">enable_if</text:span> will be used as another argument to <text:span text:style-name="Code_20_Inline">encode</text:span>, but with a default value that hides it from the caller. (Note that using for the primary argument to the function doesn’t work, because it breaks the compiler’s ability to deduce the template type from the function’s argument type.) Specifically, the <text:span text:style-name="Code_20_Inline">enable_if</text:span> argument is made into a pointer type, with <text:span text:style-name="Code_20_Char">nullptr</text:span> as the default value, to ensure that there is no extra code constructing or passing this additional argument. With inlining, the compiler can even optimize away the extra argument, so there is no runtime penalty. Listing 7<text:span text:style-name="T2">3</text:span>-1<text:span text:style-name="T75">1</text:span> shows one way to solve this problem.</text:p>
      <text:p text:style-name="Code_20_Caption"><text:span text:style-name="T4">Listing 7</text:span><text:span text:style-name="T5">3</text:span><text:span text:style-name="T4">-1</text:span><text:span text:style-name="T7">1</text:span><text:span text:style-name="T4">.</text:span> Using <text:span text:style-name="Code_20_Inline"><text:span text:style-name="T10">enable_if</text:span></text:span> to Direct Overload Resolution</text:p>
      <text:p text:style-name="Code">import &lt;iostream&gt;;</text:p>
      <text:p text:style-name="Code">import &lt;type_traits&gt;;</text:p>
      <text:p text:style-name="Code"><text:soft-page-break/></text:p>
      <text:p text:style-name="Code">template&lt;class T&gt;</text:p>
      <text:p text:style-name="Code">void encode(std::ostream&amp; stream, T const&amp; int_value,<text:bookmark text:name="_GoBack"/></text:p>
      <text:p text:style-name="Code"><text:span text:style-name="T8"><text:s text:c="3"/></text:span>typename std::enable_if&lt;std::is_integral&lt;T&gt;::value, T&gt;::type* = nullptr)</text:p>
      <text:p text:style-name="Code">{</text:p>
      <text:p text:style-name="Code"><text:span text:style-name="T8"><text:s text:c="3"/></text:span>// All integer types end up here.</text:p>
      <text:p text:style-name="Code"><text:span text:style-name="T8"><text:s text:c="3"/></text:span>stream &lt;&lt; "int: " &lt;&lt; int_value &lt;&lt; '\n';</text:p>
      <text:p text:style-name="Code">}</text:p>
      <text:p text:style-name="Code"/>
      <text:p text:style-name="Code">template&lt;class T&gt;</text:p>
      <text:p text:style-name="Code">void encode(std::ostream&amp; stream, T const&amp; enum_value,</text:p>
      <text:p text:style-name="Code"><text:span text:style-name="T8"><text:s text:c="3"/></text:span>typename std::enable_if&lt;std::is_enum&lt;T&gt;::value&gt;::type* = nullptr)</text:p>
      <text:p text:style-name="Code">{</text:p>
      <text:p text:style-name="Code"><text:span text:style-name="T8"><text:s text:c="3"/></text:span>// All enumerated types end up here.</text:p>
      <text:p text:style-name="Code"><text:span text:style-name="T8"><text:s text:c="3"/></text:span>// Record the underlying integer value.</text:p>
      <text:p text:style-name="Code"><text:span text:style-name="T8"><text:s text:c="3"/></text:span>stream &lt;&lt; "enum: " &lt;&lt;</text:p>
      <text:p text:style-name="Code"><text:span text:style-name="T8"><text:s text:c="6"/></text:span>static_cast&lt;typename std::underlying_type&lt;T&gt;::type&gt;(enum_value) &lt;&lt; '\n';</text:p>
      <text:p text:style-name="Code">}</text:p>
      <text:p text:style-name="Code"/>
      <text:p text:style-name="Code">template&lt;class T&gt;</text:p>
      <text:p text:style-name="Code">void encode(std::ostream&amp; stream, T const&amp; float_value,</text:p>
      <text:p text:style-name="Code"><text:span text:style-name="T8"><text:s text:c="3"/></text:span>typename std::enable_if&lt;std::is_floating_point&lt;T&gt;::value&gt;::type* = nullptr)</text:p>
      <text:p text:style-name="Code">{</text:p>
      <text:p text:style-name="Code"><text:span text:style-name="T8"><text:s text:c="3"/></text:span>// All floating-point types end up here.</text:p>
      <text:p text:style-name="Code"><text:span text:style-name="T8"><text:s text:c="3"/></text:span>stream &lt;&lt; "float: " &lt;&lt; float_value &lt;&lt; '\n';</text:p>
      <text:p text:style-name="Code">}</text:p>
      <text:p text:style-name="Code"/>
      <text:p text:style-name="Code">// enable_if forms cooperate with normal overloading</text:p>
      <text:p text:style-name="Code">void encode(std::ostream&amp; stream, std::string const&amp; string_value)</text:p>
      <text:p text:style-name="Code">{</text:p>
      <text:p text:style-name="Code"><text:span text:style-name="T8"><text:s text:c="3"/></text:span>stream &lt;&lt; "str: " &lt;&lt; string_value &lt;&lt; '\n';</text:p>
      <text:p text:style-name="Code">}</text:p>
      <text:p text:style-name="Code"/>
      <text:p text:style-name="Code">int main()</text:p>
      <text:p text:style-name="Code">{</text:p>
      <text:p text:style-name="Code"><text:span text:style-name="T8"><text:s text:c="3"/></text:span>encode(std::cout, 1);</text:p>
      <text:p text:style-name="Code"><text:span text:style-name="T8"><text:s text:c="3"/></text:span>enum class color { red, green, blue };</text:p>
      <text:p text:style-name="Code"><text:span text:style-name="T8"><text:s text:c="3"/></text:span>encode(std::cout, color::blue);</text:p>
      <text:p text:style-name="Code"><text:span text:style-name="T8"><text:s text:c="3"/></text:span>encode(std::cout, 3.0);</text:p>
      <text:p text:style-name="Code"><text:soft-page-break/><text:span text:style-name="T8"><text:s text:c="3"/></text:span>encode(std::cout, std::string("string"));</text:p>
      <text:p text:style-name="Code">}</text:p>
      <text:p text:style-name="Body_20_Text_20_Cont">That concludes your exploration of C++ <text:span text:style-name="T13">20</text:span>. The next and final Exploration is a capstone project to incorporate everything you have learned. I hope that you have enjoyed your journey and that you will plan many more excursions to complete your understanding and mastery of this language.</text:p>
      <text:p text:style-name="Body_20_Text_20_Cont"><text:bookmark-end text:name="err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2" svg:font-family="TheSansMonoConNormal" style:font-family-generic="swiss" style:font-pitch="fixed"/>
    <style:font-face style:name="Lucida Grande" svg:font-family="'Lucida Grande'" style:font-pitch="variable"/>
    <style:font-face style:name="TheSansMonoCondensed-SemiLightI" svg:font-family="TheSansMonoCondensed-SemiLightI, 'MS Mincho'" style:font-pitch="variable"/>
    <style:font-face style:name="Utopia1" svg:font-family="Utopia"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heSansMonoConNormal3"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caption"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Code" style:master-page-name="">
      <style:paragraph-properties fo:margin-top="0.3193in" fo:margin-bottom="0.139in" loext:contextual-spacing="true" style:page-number="auto"/>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Balloon_20_Text1" style:display-name="Balloon Text1" style:family="paragraph" style:parent-style-name="Standard">
      <style:paragraph-properties fo:margin-top="0in" fo:margin-bottom="0in" loext:contextual-spacing="false" style:line-height-at-least="0.0693i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Accent_20_1" style:display-name="Colorful Grid Accent 1" style:family="paragraph" style:parent-style-name="Standard">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text-properties style:font-name="Utopia1" fo:font-family="Utopia" style:font-pitch="variable" fo:font-size="10pt" fo:font-style="italic" style:font-size-asian="10pt" style:font-style-asian="italic" style:font-name-complex="Utopia1" style:font-family-complex="Utopia"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_20_text" style:display-name="footnote text" style:family="paragraph" style:parent-style-name="Standard">
      <style:text-properties fo:font-size="9.5pt" style:font-size-asian="9.5pt"/>
    </style:style>
    <style:style style:name="Document_20_Map1" style:display-name="Document Map1"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lorful_20_Shading_20_Accent_20_1" style:display-name="Colorful Shading Accent 1" style:family="paragraph">
      <style:paragraph-properties fo:margin-top="0in" fo:margin-bottom="0.139in" loext:contextual-spacing="false" fo:line-height="115%" fo:orphans="2" fo:widows="2" fo:hyphenation-ladder-count="no-limit"/>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annotation_20_text" style:display-name="annotation text" style:family="paragraph" style:parent-style-name="Standard">
      <style:text-properties fo:font-size="12pt" style:font-size-asian="12pt" style:font-size-complex="12pt"/>
    </style:style>
    <style:style style:name="annotation_20_subject" style:display-name="annotation subject" style:family="paragraph" style:parent-style-name="annotation_20_text">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1" fo:font-family="'HelveticaNeue MediumExt'" style:font-family-generic="swiss" style:font-pitch="variable" fo:font-size="40pt" style:font-size-asian="40pt" style:font-name-complex="HelveticaNeue MediumExt1"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2" style:family="text"/>
    <style:style style:name="WW8Num1z3" style:family="text"/>
    <style:style style:name="Default_20_Paragraph_20_Font" style:display-name="Default Paragraph Font" style:family="text"/>
    <style:style style:name="WW-Default_20_Paragraph_20_Font" style:display-name="WW-Default Paragraph Font" style:family="text"/>
    <style:style style:name="Default_20_Paragraph_20_Font1" style:display-name="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Plain_20_Table_20_4" style:display-name="Plain Table 4" style:family="text">
      <style:text-properties fo:color="#00000a"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Black_20_Dingbat" style:display-name="Black Dingbat" style:family="text">
      <style:text-properties fo:color="#00000a" style:font-name="ZapfDingbats" fo:font-family="ZapfDingbats, 'Zapf Dingbats'" style:font-family-generic="decorative" style:font-pitch="variable" style:font-charset="x-symbol" fo:font-size="12pt" style:font-size-asian="12pt" style:font-name-complex="ZapfDingbats" style:font-family-complex="ZapfDingbats, 'Zapf Dingbats'" style:font-family-generic-complex="decorative" style:font-pitch-complex="variable" style:font-charset-complex="x-symbol" style:font-size-complex="12pt"/>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Author_20_Char" style:display-name="FM Author Char" style:family="text">
      <style:text-properties style:font-name="HelveticaNeue MediumExt" fo:font-family="'HelveticaNeue MediumExt', Cambria" style:font-family-generic="swiss" style:font-pitch="variable" fo:font-size="16pt" style:font-size-asian="16pt" style:font-name-complex="Calibri" style:font-family-complex="Calibri" style:font-family-generic-complex="swiss" style:font-pitch-complex="variable" style:font-size-complex="12pt"/>
    </style:style>
    <style:style style:name="FM_20_Copyright_20_Char" style:display-name="FM Copyright Char" style:family="text">
      <style:text-properties style:font-name="Utopia1" fo:font-family="Utopia" style:font-pitch="variable" fo:font-size="8pt" style:font-size-asian="8pt" style:font-name-complex="Utopia1" style:font-family-complex="Utopia" style:font-pitch-complex="variable"/>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ListLabel_20_1" style:display-name="ListLabel 1" style:family="text">
      <style:text-properties style:font-name-complex="Courier New" style:font-family-complex="'Courier New'" style:font-family-generic-complex="modern"/>
    </style:style>
    <style:style style:name="endnote_20_reference" style:display-name="endnote reference" style:family="text">
      <style:text-properties style:text-position="super 58%"/>
    </style:style>
    <style:style style:name="annotation_20_reference" style:display-name="annotation reference" style:family="text">
      <style:text-properties fo:font-size="9pt" style:font-size-asian="9pt" style:font-size-complex="9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1" style:display-name="Balloon Text Char1" style:family="text">
      <style:text-properties style:font-name="Lucida Grande" fo:font-family="'Lucida Grande'" style:font-pitch="variable" fo:font-size="9pt" fo:language="en" fo:country="US" style:letter-kerning="true" style:font-size-asian="9pt" style:font-name-complex="Lucida Grande" style:font-family-complex="'Lucida Grande'" style:font-pitch-complex="variable" style:font-size-complex="9pt"/>
    </style:style>
    <style:style style:name="ListLabel_20_2" style:display-name="ListLabel 2" style:family="text">
      <style:text-properties style:font-name-complex="Courier New" style:font-family-complex="'Courier New'" style:font-family-generic-complex="modern"/>
    </style:style>
    <style:style style:name="Comment_20_Reference" style:display-name="Comment Reference" style:family="text">
      <style:text-properties fo:font-size="8pt" style:font-size-asian="8pt" style:font-size-complex="8pt"/>
    </style:style>
    <style:style style:name="Comment_20_Text_20_Char1" style:display-name="Comment Text Char1" style:family="text">
      <style:text-properties style:font-name="Calibri" fo:font-family="Calibri" style:font-family-generic="swiss" style:font-pitch="variable" style:letter-kerning="true" style:font-name-complex="Calibri" style:font-family-complex="Calibri" style:font-family-generic-complex="swiss" style:font-pitch-complex="variable"/>
    </style:style>
    <style:style style:name="Comment_20_Subject_20_Char1" style:display-name="Comment Subject Char1" style:family="text">
      <style:text-properties style:font-name="Calibri" fo:font-family="Calibri" style:font-family-generic="swiss" style:font-pitch="variable" fo:font-weight="bold" style:letter-kerning="true" style:font-weight-asian="bold" style:font-name-complex="Calibri" style:font-family-complex="Calibri" style:font-family-generic-complex="swiss" style:font-pitch-complex="variable" style:font-weight-complex="bold"/>
    </style:style>
    <style:style style:name="WW8Num1z1"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loext:graphic-properties draw:fill="none" draw:fill-color="#ffffff"/>
      <style:paragraph-properties style:writing-mode="lr-tb"/>
    </style:style>
    <style:style style:name="MP3" style:family="paragraph" style:parent-style-name="Chapter_20_Number">
      <style:text-properties style:font-name="Wingdings" style:font-name-complex="Wingdings"/>
    </style:style>
    <style:style style:name="MP4" style:family="paragraph" style:parent-style-name="Standard">
      <style:text-properties style:font-name="Wingdings" fo:font-size="14pt" style:font-size-asian="14pt" style:font-name-complex="Wingdings" style:font-size-complex="14pt"/>
    </style:style>
    <style:style style:name="MP5" style:family="paragraph" style:parent-style-name="Footer">
      <style:paragraph-properties fo:text-align="end" style:justify-single-word="false"/>
    </style:style>
    <style:style style:name="MP6" style:family="paragraph" style:parent-style-name="Footer_20_Text">
      <style:paragraph-properties fo:margin-top="0.25in" fo:margin-bottom="0.1665in" loext:contextual-spacing="false"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officeooo:rsid="000ff7a8"/>
    </style:style>
    <style:style style:name="MT4" style:family="text">
      <style:text-properties fo:font-size="8pt" style:font-size-asian="8pt" style:font-size-complex="8pt"/>
    </style:style>
    <style:style style:name="Mgr1" style:family="graphic">
      <style:graphic-properties draw:stroke="solid" svg:stroke-width="0.0102in" svg:stroke-color="#000000" draw:stroke-linejoin="miter" draw:fill="none" draw:fill-color="#ffffff" draw:textarea-horizontal-align="left" draw:textarea-vertical-align="middle" draw:auto-grow-height="false" fo:min-height="3.9028in" fo:min-width="7.8346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80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MP1"><text:span text:style-name="MT1">EXPLORATION </text:span><text:span text:style-name="MT1"><text:bookmark-ref text:reference-format="text" text:ref-name="Ref_Chapter">Error: Reference source not found</text:bookmark-ref></text:span><text:span text:style-name="MT1"><text:s/></text:span><text:span text:style-name="Gray_20_Dingbat"></text:span><text:span text:style-name="MT1"> </text:span><text:span text:style-name="MT1"><text:bookmark-ref text:reference-format="text" text:ref-name="Ref_Title">rogramming</text:bookmark-ref></text:span></text:p>
        <text:p text:style-name="MP1"/>
        <text:p text:style-name="MP1"/>
      </style:header>
      <style:header-left>
        <text:p text:style-name="Header"><text:span text:style-name="MT1">EXPLORATION </text:span><text:span text:style-name="MT1"><text:bookmark-ref text:reference-format="text" text:ref-name="Ref_Chapter">Error: Reference source not found</text:bookmark-ref></text:span><text:span text:style-name="MT1"><text:s/></text:span><text:span text:style-name="Gray_20_Dingbat"><text:span text:style-name="MT4"></text:span></text:span><text:span text:style-name="MT1"> </text:span><text:span text:style-name="MT1"><text:bookmark-ref text:reference-format="text" text:ref-name="Ref_Title">rogramming</text:bookmark-ref></text:span></text:p>
        <text:p text:style-name="Header"/>
        <text:p text:style-name="Header"/>
      </style:header-left>
      <loext:header-first>
        <text:p text:style-name="Chapter_20_Number"><draw:custom-shape text:anchor-type="char" draw:z-index="0" draw:name="AutoShape 1" draw:style-name="Mgr1" draw:text-style-name="MP2" svg:width="8.2835in" svg:height="4.185in" svg:x="-2.2673in" svg:y="-2.378in"><text:p/><draw:enhanced-geometry svg:viewBox="0 0 21600 21600" draw:path-stretchpoint-x="10800" draw:path-stretchpoint-y="10800" draw:text-areas="?f3 ?f4 ?f5 ?f6" draw:type="round-rectangle" draw:modifiers="8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7<text:span text:style-name="MT3">3</text:span></text:p>
        <text:p text:style-name="MP3"/>
        <text:p text:style-name="MP4"></text:p>
      </loext:header-first>
      <style:footer>
        <text:p text:style-name="MP5"><text:span text:style-name="page_20_number"><text:page-number text:select-page="current">19</text:page-number></text:span></text:p>
        <text:p text:style-name="MP5"/>
        <text:p text:style-name="MP5"/>
      </style:footer>
      <style:footer-left>
        <text:p text:style-name="Footer"><text:span text:style-name="page_20_number"><text:page-number text:select-page="current">20</text:page-number></text:span></text:p>
        <text:p text:style-name="Footer"/>
        <text:p text:style-name="Footer"/>
      </style:footer-left>
      <loext:footer-first>
        <text:p text:style-name="MP6"><text:span text:style-name="page_20_number"><text:page-number text:select-page="current">1</text:page-number></text:span></text:p>
        <text:p text:style-name="MP6"/>
        <text:p text:style-name="MP6"/>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Ray Lischner</meta:initial-creator>
    <meta:creation-date>2013-11-14T01:08:00</meta:creation-date>
    <dc:creator>Ray Lischner</dc:creator>
    <dc:date>2020-04-23T16:02:34.107264243</dc:date>
    <meta:print-date>2113-01-01T00:00:00</meta:print-date>
    <meta:editing-cycles>49</meta:editing-cycles>
    <meta:editing-duration>PT3H52M17S</meta:editing-duration>
    <meta:generator>LibreOffice/6.4.2.2$Linux_X86_64 LibreOffice_project/40$Build-2</meta:generator>
    <meta:document-statistic meta:table-count="0" meta:image-count="0" meta:object-count="0" meta:page-count="20" meta:paragraph-count="320" meta:word-count="4055" meta:character-count="27132" meta:non-whitespace-character-count="22961"/>
    <meta:user-defined meta:name="Chapter Number">73</meta:user-defined>
    <meta:user-defined meta:name="ContentType">Document</meta:user-defined>
  </office:meta>
</office:document-meta>
</file>